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6984in"/>
    </style:style>
    <style:style style:name="co2" style:family="table-column">
      <style:table-column-properties fo:break-before="auto" style:column-width="4.8075in"/>
    </style:style>
    <style:style style:name="co3" style:family="table-column">
      <style:table-column-properties fo:break-before="auto" style:column-width="1.5161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547in"/>
    </style:style>
    <style:style style:name="co6" style:family="table-column">
      <style:table-column-properties fo:break-before="auto" style:column-width="0.7016in"/>
    </style:style>
    <style:style style:name="co7" style:family="table-column">
      <style:table-column-properties fo:break-before="auto" style:column-width="7.5417in"/>
    </style:style>
    <style:style style:name="co8" style:family="table-column">
      <style:table-column-properties fo:break-before="auto" style:column-width="3.8752in"/>
    </style:style>
    <style:style style:name="co9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1"/>
    <style:style style:name="ce2" style:family="table-cell" style:parent-style-name="Default" style:data-style-name="N84"/>
    <style:style style:name="ce3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volxki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Cinema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tart ISO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ISO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c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We Stand With Ukraine: Benefizkonzert aus dem Ernst-Happel-Stadion</text:p>
          </table:table-cell>
          <table:table-cell office:value-type="string" calcext:value-type="string">
            <text:p>2022-07-02T19:30:00Z</text:p>
          </table:table-cell>
          <table:table-cell table:formula="of:=MID([.C2];1;10)" office:value-type="string" office:string-value="2022-07-02" calcext:value-type="string">
            <text:p>2022-07-02</text:p>
          </table:table-cell>
          <table:table-cell table:formula="of:=MID([.C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2];1;10)" office:value-type="string" office:string-value="2022-07-02" calcext:value-type="string">
            <text:p>2022-07-02</text:p>
          </table:table-cell>
          <table:table-cell table:style-name="ce3" table:formula="of:=MID([.F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we-stand-with-ukraine-benefizkonzert-aus-dem-ernst-happel-stadi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l Turco in Italia: zeitversetzte Live-Übertragung</text:p>
          </table:table-cell>
          <table:table-cell office:value-type="string" calcext:value-type="string">
            <text:p>2022-07-03T19:30:00Z</text:p>
          </table:table-cell>
          <table:table-cell table:formula="of:=MID([.C3];1;10)" office:value-type="string" office:string-value="2022-07-03" calcext:value-type="string">
            <text:p>2022-07-03</text:p>
          </table:table-cell>
          <table:table-cell table:formula="of:=MID([.C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3];1;10)" office:value-type="string" office:string-value="2022-07-03" calcext:value-type="string">
            <text:p>2022-07-03</text:p>
          </table:table-cell>
          <table:table-cell table:style-name="ce3" table:formula="of:=MID([.F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il-turco-in-italia-zeitversetzte-live-uebertragung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alco Symphonic Live</text:p>
          </table:table-cell>
          <table:table-cell office:value-type="string" calcext:value-type="string">
            <text:p>2022-07-04T19:30:00Z</text:p>
          </table:table-cell>
          <table:table-cell table:formula="of:=MID([.C4];1;10)" office:value-type="string" office:string-value="2022-07-04" calcext:value-type="string">
            <text:p>2022-07-04</text:p>
          </table:table-cell>
          <table:table-cell table:formula="of:=MID([.C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4T20:30:00Z</text:p>
          </table:table-cell>
          <table:table-cell table:style-name="ce2" table:formula="of:=MID([.F4];1;10)" office:value-type="string" office:string-value="2022-07-04" calcext:value-type="string">
            <text:p>2022-07-04</text:p>
          </table:table-cell>
          <table:table-cell table:style-name="ce3" table:formula="of:=MID([.F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falco-symphonic-liv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vid Bowie: A Reality Tour</text:p>
          </table:table-cell>
          <table:table-cell office:value-type="string" calcext:value-type="string">
            <text:p>2022-07-04T20:31:00Z</text:p>
          </table:table-cell>
          <table:table-cell table:formula="of:=MID([.C5];1;10)" office:value-type="string" office:string-value="2022-07-04" calcext:value-type="string">
            <text:p>2022-07-04</text:p>
          </table:table-cell>
          <table:table-cell table:formula="of:=MID([.C5];12;8) + TIME(2;0;0)" office:value-type="time" office:time-value="PT22H31M00S" calcext:value-type="time">
            <text:p>22:31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5];1;10)" office:value-type="string" office:string-value="2022-07-04" calcext:value-type="string">
            <text:p>2022-07-04</text:p>
          </table:table-cell>
          <table:table-cell table:style-name="ce3" table:formula="of:=MID([.F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avid-bowie-a-reality-tou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Pavarotti: Live im Hyde Park</text:p>
          </table:table-cell>
          <table:table-cell office:value-type="string" calcext:value-type="string">
            <text:p>2022-07-05T19:30:00Z</text:p>
          </table:table-cell>
          <table:table-cell table:formula="of:=MID([.C6];1;10)" office:value-type="string" office:string-value="2022-07-05" calcext:value-type="string">
            <text:p>2022-07-05</text:p>
          </table:table-cell>
          <table:table-cell table:formula="of:=MID([.C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6];1;10)" office:value-type="string" office:string-value="2022-07-05" calcext:value-type="string">
            <text:p>2022-07-05</text:p>
          </table:table-cell>
          <table:table-cell table:style-name="ce3" table:formula="of:=MID([.F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pavarotti-live-im-hyde-park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urandot</text:p>
          </table:table-cell>
          <table:table-cell office:value-type="string" calcext:value-type="string">
            <text:p>2022-07-06T19:30:00Z</text:p>
          </table:table-cell>
          <table:table-cell table:formula="of:=MID([.C7];1;10)" office:value-type="string" office:string-value="2022-07-06" calcext:value-type="string">
            <text:p>2022-07-06</text:p>
          </table:table-cell>
          <table:table-cell table:formula="of:=MID([.C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7];1;10)" office:value-type="string" office:string-value="2022-07-06" calcext:value-type="string">
            <text:p>2022-07-06</text:p>
          </table:table-cell>
          <table:table-cell table:style-name="ce3" table:formula="of:=MID([.F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urando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play: Live In São Paulo</text:p>
          </table:table-cell>
          <table:table-cell office:value-type="string" calcext:value-type="string">
            <text:p>2022-07-07T19:30:00Z</text:p>
          </table:table-cell>
          <table:table-cell table:formula="of:=MID([.C8];1;10)" office:value-type="string" office:string-value="2022-07-07" calcext:value-type="string">
            <text:p>2022-07-07</text:p>
          </table:table-cell>
          <table:table-cell table:formula="of:=MID([.C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8];1;10)" office:value-type="string" office:string-value="2022-07-07" calcext:value-type="string">
            <text:p>2022-07-07</text:p>
          </table:table-cell>
          <table:table-cell table:style-name="ce3" table:formula="of:=MID([.F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oldplay-live-in-sao-paulo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2Cellos im Sydney Opera House</text:p>
          </table:table-cell>
          <table:table-cell office:value-type="string" calcext:value-type="string">
            <text:p>2022-07-08T19:30:00Z</text:p>
          </table:table-cell>
          <table:table-cell table:formula="of:=MID([.C9];1;10)" office:value-type="string" office:string-value="2022-07-08" calcext:value-type="string">
            <text:p>2022-07-08</text:p>
          </table:table-cell>
          <table:table-cell table:formula="of:=MID([.C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9];1;10)" office:value-type="string" office:string-value="2022-07-08" calcext:value-type="string">
            <text:p>2022-07-08</text:p>
          </table:table-cell>
          <table:table-cell table:style-name="ce3" table:formula="of:=MID([.F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2cellos-im-sydney-opera-hous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.B. King: Live At Montreux</text:p>
          </table:table-cell>
          <table:table-cell office:value-type="string" calcext:value-type="string">
            <text:p>2022-07-09T19:30:00Z</text:p>
          </table:table-cell>
          <table:table-cell table:formula="of:=MID([.C10];1;10)" office:value-type="string" office:string-value="2022-07-09" calcext:value-type="string">
            <text:p>2022-07-09</text:p>
          </table:table-cell>
          <table:table-cell table:formula="of:=MID([.C1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0];1;10)" office:value-type="string" office:string-value="2022-07-09" calcext:value-type="string">
            <text:p>2022-07-09</text:p>
          </table:table-cell>
          <table:table-cell table:style-name="ce3" table:formula="of:=MID([.F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b-b-king-live-at-montreux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2022-07-10T19:15:00Z</text:p>
          </table:table-cell>
          <table:table-cell table:formula="of:=MID([.C11];1;10)" office:value-type="string" office:string-value="2022-07-10" calcext:value-type="string">
            <text:p>2022-07-10</text:p>
          </table:table-cell>
          <table:table-cell table:formula="of:=MID([.C11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1];1;10)" office:value-type="string" office:string-value="2022-07-10" calcext:value-type="string">
            <text:p>2022-07-10</text:p>
          </table:table-cell>
          <table:table-cell table:style-name="ce3" table:formula="of:=MID([.F1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werthe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eiler und Speer: Red Bull Symphonic</text:p>
          </table:table-cell>
          <table:table-cell office:value-type="string" calcext:value-type="string">
            <text:p>2022-07-11T19:15:00Z</text:p>
          </table:table-cell>
          <table:table-cell table:formula="of:=MID([.C12];1;10)" office:value-type="string" office:string-value="2022-07-11" calcext:value-type="string">
            <text:p>2022-07-11</text:p>
          </table:table-cell>
          <table:table-cell table:formula="of:=MID([.C1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2];1;10)" office:value-type="string" office:string-value="2022-07-11" calcext:value-type="string">
            <text:p>2022-07-11</text:p>
          </table:table-cell>
          <table:table-cell table:style-name="ce3" table:formula="of:=MID([.F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seiler-und-speer-red-bull-symphonic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haïs</text:p>
          </table:table-cell>
          <table:table-cell office:value-type="string" calcext:value-type="string">
            <text:p>2022-07-12T19:15:00Z</text:p>
          </table:table-cell>
          <table:table-cell table:formula="of:=MID([.C13];1;10)" office:value-type="string" office:string-value="2022-07-12" calcext:value-type="string">
            <text:p>2022-07-12</text:p>
          </table:table-cell>
          <table:table-cell table:formula="of:=MID([.C1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3];1;10)" office:value-type="string" office:string-value="2022-07-12" calcext:value-type="string">
            <text:p>2022-07-12</text:p>
          </table:table-cell>
          <table:table-cell table:style-name="ce3" table:formula="of:=MID([.F1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hai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rtin Grubinger At Waldbühne 2021: American Rhythms</text:p>
          </table:table-cell>
          <table:table-cell office:value-type="string" calcext:value-type="string">
            <text:p>2022-07-13T19:15:00Z</text:p>
          </table:table-cell>
          <table:table-cell table:formula="of:=MID([.C14];1;10)" office:value-type="string" office:string-value="2022-07-13" calcext:value-type="string">
            <text:p>2022-07-13</text:p>
          </table:table-cell>
          <table:table-cell table:formula="of:=MID([.C14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4];1;10)" office:value-type="string" office:string-value="2022-07-13" calcext:value-type="string">
            <text:p>2022-07-13</text:p>
          </table:table-cell>
          <table:table-cell table:style-name="ce3" table:formula="of:=MID([.F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martin-grubinger-at-waldbuehne-2021-american-rhythm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Queen: Hungarian Rhapsody Live In Budapest</text:p>
          </table:table-cell>
          <table:table-cell office:value-type="string" calcext:value-type="string">
            <text:p>2022-07-14T19:15:00Z</text:p>
          </table:table-cell>
          <table:table-cell table:formula="of:=MID([.C15];1;10)" office:value-type="string" office:string-value="2022-07-14" calcext:value-type="string">
            <text:p>2022-07-14</text:p>
          </table:table-cell>
          <table:table-cell table:formula="of:=MID([.C15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5];1;10)" office:value-type="string" office:string-value="2022-07-14" calcext:value-type="string">
            <text:p>2022-07-14</text:p>
          </table:table-cell>
          <table:table-cell table:style-name="ce3" table:formula="of:=MID([.F1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queen-hungarian-rhapsody-live-in-budapes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ting: Live At The Olympia| Paris</text:p>
          </table:table-cell>
          <table:table-cell office:value-type="string" calcext:value-type="string">
            <text:p>2022-07-15T19:15:00Z</text:p>
          </table:table-cell>
          <table:table-cell table:formula="of:=MID([.C16];1;10)" office:value-type="string" office:string-value="2022-07-15" calcext:value-type="string">
            <text:p>2022-07-15</text:p>
          </table:table-cell>
          <table:table-cell table:formula="of:=MID([.C1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5T20:15:00Z</text:p>
          </table:table-cell>
          <table:table-cell table:style-name="ce2" table:formula="of:=MID([.F16];1;10)" office:value-type="string" office:string-value="2022-07-15" calcext:value-type="string">
            <text:p>2022-07-15</text:p>
          </table:table-cell>
          <table:table-cell table:style-name="ce3" table:formula="of:=MID([.F16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sting-live-at-the-olympia-pari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my Winehouse: Live aus dem Shepherd's Bush Empire</text:p>
          </table:table-cell>
          <table:table-cell office:value-type="string" calcext:value-type="string">
            <text:p>2022-07-15T20:15:00Z</text:p>
          </table:table-cell>
          <table:table-cell table:formula="of:=MID([.C17];1;10)" office:value-type="string" office:string-value="2022-07-15" calcext:value-type="string">
            <text:p>2022-07-15</text:p>
          </table:table-cell>
          <table:table-cell table:formula="of:=MID([.C17];12;8) + TIME(2;0;0)" office:value-type="time" office:time-value="PT22H15M00S" calcext:value-type="time">
            <text:p>22:15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7];1;10)" office:value-type="string" office:string-value="2022-07-15" calcext:value-type="string">
            <text:p>2022-07-15</text:p>
          </table:table-cell>
          <table:table-cell table:style-name="ce3" table:formula="of:=MID([.F1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amy-winehouse-live-aus-dem-shepherd-s-bush-empir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chwanensee</text:p>
          </table:table-cell>
          <table:table-cell office:value-type="string" calcext:value-type="string">
            <text:p>2022-07-16T19:15:00Z</text:p>
          </table:table-cell>
          <table:table-cell table:formula="of:=MID([.C18];1;10)" office:value-type="string" office:string-value="2022-07-16" calcext:value-type="string">
            <text:p>2022-07-16</text:p>
          </table:table-cell>
          <table:table-cell table:formula="of:=MID([.C1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8];1;10)" office:value-type="string" office:string-value="2022-07-16" calcext:value-type="string">
            <text:p>2022-07-16</text:p>
          </table:table-cell>
          <table:table-cell table:style-name="ce3" table:formula="of:=MID([.F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schwanense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Fledermaus</text:p>
          </table:table-cell>
          <table:table-cell office:value-type="string" calcext:value-type="string">
            <text:p>2022-07-17T19:15:00Z</text:p>
          </table:table-cell>
          <table:table-cell table:formula="of:=MID([.C19];1;10)" office:value-type="string" office:string-value="2022-07-17" calcext:value-type="string">
            <text:p>2022-07-17</text:p>
          </table:table-cell>
          <table:table-cell table:formula="of:=MID([.C19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9];1;10)" office:value-type="string" office:string-value="2022-07-17" calcext:value-type="string">
            <text:p>2022-07-17</text:p>
          </table:table-cell>
          <table:table-cell table:style-name="ce3" table:formula="of:=MID([.F1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ie-fledermaus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ubsurface</text:p>
          </table:table-cell>
          <table:table-cell office:value-type="string" calcext:value-type="string">
            <text:p>2022-07-18T19:15:00Z</text:p>
          </table:table-cell>
          <table:table-cell table:formula="of:=MID([.C20];1;10)" office:value-type="string" office:string-value="2022-07-18" calcext:value-type="string">
            <text:p>2022-07-18</text:p>
          </table:table-cell>
          <table:table-cell table:formula="of:=MID([.C20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8T20:15:00Z</text:p>
          </table:table-cell>
          <table:table-cell table:style-name="ce2" table:formula="of:=MID([.F20];1;10)" office:value-type="string" office:string-value="2022-07-18" calcext:value-type="string">
            <text:p>2022-07-18</text:p>
          </table:table-cell>
          <table:table-cell table:style-name="ce3" table:formula="of:=MID([.F20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subsurfac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e Dee Bridgewater: Live At The Bayfront Jazz Festival</text:p>
          </table:table-cell>
          <table:table-cell office:value-type="string" calcext:value-type="string">
            <text:p>2022-07-18T19:22:00Z</text:p>
          </table:table-cell>
          <table:table-cell table:formula="of:=MID([.C21];1;10)" office:value-type="string" office:string-value="2022-07-18" calcext:value-type="string">
            <text:p>2022-07-18</text:p>
          </table:table-cell>
          <table:table-cell table:formula="of:=MID([.C21];12;8) + TIME(2;0;0)" office:value-type="time" office:time-value="PT21H22M00S" calcext:value-type="time">
            <text:p>21:22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21];1;10)" office:value-type="string" office:string-value="2022-07-18" calcext:value-type="string">
            <text:p>2022-07-18</text:p>
          </table:table-cell>
          <table:table-cell table:style-name="ce3" table:formula="of:=MID([.F2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ee-dee-bridgewater-live-at-the-bayfront-jazz-festival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Neujahrskonzert 2022</text:p>
          </table:table-cell>
          <table:table-cell office:value-type="string" calcext:value-type="string">
            <text:p>2022-07-19T19:15:00Z</text:p>
          </table:table-cell>
          <table:table-cell table:formula="of:=MID([.C22];1;10)" office:value-type="string" office:string-value="2022-07-19" calcext:value-type="string">
            <text:p>2022-07-19</text:p>
          </table:table-cell>
          <table:table-cell table:formula="of:=MID([.C2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22];1;10)" office:value-type="string" office:string-value="2022-07-19" calcext:value-type="string">
            <text:p>2022-07-19</text:p>
          </table:table-cell>
          <table:table-cell table:style-name="ce3" table:formula="of:=MID([.F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neujahrskonzert-202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2022-07-20T19:15:00Z</text:p>
          </table:table-cell>
          <table:table-cell table:formula="of:=MID([.C23];1;10)" office:value-type="string" office:string-value="2022-07-20" calcext:value-type="string">
            <text:p>2022-07-20</text:p>
          </table:table-cell>
          <table:table-cell table:formula="of:=MID([.C2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0T20:15:00Z</text:p>
          </table:table-cell>
          <table:table-cell table:style-name="ce2" table:formula="of:=MID([.F23];1;10)" office:value-type="string" office:string-value="2022-07-20" calcext:value-type="string">
            <text:p>2022-07-20</text:p>
          </table:table-cell>
          <table:table-cell table:style-name="ce3" table:formula="of:=MID([.F23];12;8) + TIME(2;0;0)" office:value-type="time" office:time-value="PT22H15M00S" calcext:value-type="time">
            <text:p>22:15:00</text:p>
          </table:table-cell>
          <table:table-cell office:value-type="string" calcext:value-type="string">
            <text:p>https://filmfestival-rathausplatz.at/event/cold-storag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Pixner Projekt und das Tonkünstler-Orchester: Symphonic Alps</text:p>
          </table:table-cell>
          <table:table-cell office:value-type="string" calcext:value-type="string">
            <text:p>2022-07-20T19:23:00Z</text:p>
          </table:table-cell>
          <table:table-cell table:formula="of:=MID([.C24];1;10)" office:value-type="string" office:string-value="2022-07-20" calcext:value-type="string">
            <text:p>2022-07-20</text:p>
          </table:table-cell>
          <table:table-cell table:formula="of:=MID([.C24];12;8) + TIME(2;0;0)" office:value-type="time" office:time-value="PT21H23M00S" calcext:value-type="time">
            <text:p>21:23:00</text:p>
          </table:table-cell>
          <table:table-cell office:value-type="string" calcext:value-type="string">
            <text:p>2022-07-20T20:30:00Z</text:p>
          </table:table-cell>
          <table:table-cell table:style-name="ce2" table:formula="of:=MID([.F24];1;10)" office:value-type="string" office:string-value="2022-07-20" calcext:value-type="string">
            <text:p>2022-07-20</text:p>
          </table:table-cell>
          <table:table-cell table:style-name="ce3" table:formula="of:=MID([.F2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pixner-projekt-und-das-tonkuenstler-orchester-symphonic-alp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n Memoriam Willi Resetarits: BE A MENSCH</text:p>
          </table:table-cell>
          <table:table-cell office:value-type="string" calcext:value-type="string">
            <text:p>2022-07-20T20:34:00Z</text:p>
          </table:table-cell>
          <table:table-cell table:formula="of:=MID([.C25];1;10)" office:value-type="string" office:string-value="2022-07-20" calcext:value-type="string">
            <text:p>2022-07-20</text:p>
          </table:table-cell>
          <table:table-cell table:formula="of:=MID([.C25];12;8) + TIME(2;0;0)" office:value-type="time" office:time-value="PT22H34M00S" calcext:value-type="time">
            <text:p>22:34:00</text:p>
          </table:table-cell>
          <table:table-cell office:value-type="string" calcext:value-type="string">
            <text:p>2022-07-20T21:45:00Z</text:p>
          </table:table-cell>
          <table:table-cell table:style-name="ce2" table:formula="of:=MID([.F25];1;10)" office:value-type="string" office:string-value="2022-07-20" calcext:value-type="string">
            <text:p>2022-07-20</text:p>
          </table:table-cell>
          <table:table-cell table:style-name="ce3" table:formula="of:=MID([.F25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in-memoriam-willi-resetarits-be-a-mensch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TINA: LIVE!</text:p>
          </table:table-cell>
          <table:table-cell office:value-type="string" calcext:value-type="string">
            <text:p>2022-07-21T19:15:00Z</text:p>
          </table:table-cell>
          <table:table-cell table:formula="of:=MID([.C26];1;10)" office:value-type="string" office:string-value="2022-07-21" calcext:value-type="string">
            <text:p>2022-07-21</text:p>
          </table:table-cell>
          <table:table-cell table:formula="of:=MID([.C2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26];1;10)" office:value-type="string" office:string-value="2022-07-21" calcext:value-type="string">
            <text:p>2022-07-21</text:p>
          </table:table-cell>
          <table:table-cell table:style-name="ce3" table:formula="of:=MID([.F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tina-liv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llywood In Vienna: The World Of Hans Zimmer</text:p>
          </table:table-cell>
          <table:table-cell office:value-type="string" calcext:value-type="string">
            <text:p>2022-07-22T19:15:00Z</text:p>
          </table:table-cell>
          <table:table-cell table:formula="of:=MID([.C27];1;10)" office:value-type="string" office:string-value="2022-07-22" calcext:value-type="string">
            <text:p>2022-07-22</text:p>
          </table:table-cell>
          <table:table-cell table:formula="of:=MID([.C27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27];1;10)" office:value-type="string" office:string-value="2022-07-22" calcext:value-type="string">
            <text:p>2022-07-22</text:p>
          </table:table-cell>
          <table:table-cell table:style-name="ce3" table:formula="of:=MID([.F2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hollywood-in-vienna-the-world-of-hans-zimme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Toten Hosen: Nur zu Besuch MTV Unplugged</text:p>
          </table:table-cell>
          <table:table-cell office:value-type="string" calcext:value-type="string">
            <text:p>2022-07-23T19:15:00Z</text:p>
          </table:table-cell>
          <table:table-cell table:formula="of:=MID([.C28];1;10)" office:value-type="string" office:string-value="2022-07-23" calcext:value-type="string">
            <text:p>2022-07-23</text:p>
          </table:table-cell>
          <table:table-cell table:formula="of:=MID([.C2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28];1;10)" office:value-type="string" office:string-value="2022-07-23" calcext:value-type="string">
            <text:p>2022-07-23</text:p>
          </table:table-cell>
          <table:table-cell table:style-name="ce3" table:formula="of:=MID([.F2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die-toten-hosen-nur-zu-besuch-mtv-unplugged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2022-07-24T19:15:00Z</text:p>
          </table:table-cell>
          <table:table-cell table:formula="of:=MID([.C29];1;10)" office:value-type="string" office:string-value="2022-07-24" calcext:value-type="string">
            <text:p>2022-07-24</text:p>
          </table:table-cell>
          <table:table-cell table:formula="of:=MID([.C29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29];1;10)" office:value-type="string" office:string-value="2022-07-24" calcext:value-type="string">
            <text:p>2022-07-24</text:p>
          </table:table-cell>
          <table:table-cell table:style-name="ce3" table:formula="of:=MID([.F2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arm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hucho Valdés: La Creación</text:p>
          </table:table-cell>
          <table:table-cell office:value-type="string" calcext:value-type="string">
            <text:p>2022-07-25T19:15:00Z</text:p>
          </table:table-cell>
          <table:table-cell table:formula="of:=MID([.C30];1;10)" office:value-type="string" office:string-value="2022-07-25" calcext:value-type="string">
            <text:p>2022-07-25</text:p>
          </table:table-cell>
          <table:table-cell table:formula="of:=MID([.C30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30];1;10)" office:value-type="string" office:string-value="2022-07-25" calcext:value-type="string">
            <text:p>2022-07-25</text:p>
          </table:table-cell>
          <table:table-cell table:style-name="ce3" table:formula="of:=MID([.F3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chucho-valdes-la-creaci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Galakonzert aus Berlin 2021</text:p>
          </table:table-cell>
          <table:table-cell office:value-type="string" calcext:value-type="string">
            <text:p>2022-07-26T19:15:00Z</text:p>
          </table:table-cell>
          <table:table-cell table:formula="of:=MID([.C31];1;10)" office:value-type="string" office:string-value="2022-07-26" calcext:value-type="string">
            <text:p>2022-07-26</text:p>
          </table:table-cell>
          <table:table-cell table:formula="of:=MID([.C31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31];1;10)" office:value-type="string" office:string-value="2022-07-26" calcext:value-type="string">
            <text:p>2022-07-26</text:p>
          </table:table-cell>
          <table:table-cell table:style-name="ce3" table:formula="of:=MID([.F3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galakonzert-aus-berlin-2021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olling Stones: Havana Moon</text:p>
          </table:table-cell>
          <table:table-cell office:value-type="string" calcext:value-type="string">
            <text:p>2022-07-27T19:15:00Z</text:p>
          </table:table-cell>
          <table:table-cell table:formula="of:=MID([.C32];1;10)" office:value-type="string" office:string-value="2022-07-27" calcext:value-type="string">
            <text:p>2022-07-27</text:p>
          </table:table-cell>
          <table:table-cell table:formula="of:=MID([.C32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32];1;10)" office:value-type="string" office:string-value="2022-07-27" calcext:value-type="string">
            <text:p>2022-07-27</text:p>
          </table:table-cell>
          <table:table-cell table:style-name="ce3" table:formula="of:=MID([.F3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rolling-stones-havana-moo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John Williams: Live In Vienna</text:p>
          </table:table-cell>
          <table:table-cell office:value-type="string" calcext:value-type="string">
            <text:p>2022-07-28T19:15:00Z</text:p>
          </table:table-cell>
          <table:table-cell table:formula="of:=MID([.C33];1;10)" office:value-type="string" office:string-value="2022-07-28" calcext:value-type="string">
            <text:p>2022-07-28</text:p>
          </table:table-cell>
          <table:table-cell table:formula="of:=MID([.C33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8T21:15:00Z</text:p>
          </table:table-cell>
          <table:table-cell table:style-name="ce2" table:formula="of:=MID([.F33];1;10)" office:value-type="string" office:string-value="2022-07-28" calcext:value-type="string">
            <text:p>2022-07-28</text:p>
          </table:table-cell>
          <table:table-cell table:style-name="ce3" table:formula="of:=MID([.F33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john-williams-live-in-vienna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Nino und Julia</text:p>
          </table:table-cell>
          <table:table-cell office:value-type="string" calcext:value-type="string">
            <text:p>2022-07-29T19:15:00Z</text:p>
          </table:table-cell>
          <table:table-cell table:formula="of:=MID([.C34];1;10)" office:value-type="string" office:string-value="2022-07-29" calcext:value-type="string">
            <text:p>2022-07-29</text:p>
          </table:table-cell>
          <table:table-cell table:formula="of:=MID([.C34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29T19:45:00Z</text:p>
          </table:table-cell>
          <table:table-cell table:style-name="ce2" table:formula="of:=MID([.F34];1;10)" office:value-type="string" office:string-value="2022-07-29" calcext:value-type="string">
            <text:p>2022-07-29</text:p>
          </table:table-cell>
          <table:table-cell table:style-name="ce3" table:formula="of:=MID([.F34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nino-und-julia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s große Musical-Konzert der Vereinigten Bühnen Wien</text:p>
          </table:table-cell>
          <table:table-cell office:value-type="string" calcext:value-type="string">
            <text:p>2022-07-29T19:20:00Z</text:p>
          </table:table-cell>
          <table:table-cell table:formula="of:=MID([.C35];1;10)" office:value-type="string" office:string-value="2022-07-29" calcext:value-type="string">
            <text:p>2022-07-29</text:p>
          </table:table-cell>
          <table:table-cell table:formula="of:=MID([.C35];12;8) + TIME(2;0;0)" office:value-type="time" office:time-value="PT21H20M00S" calcext:value-type="time">
            <text:p>21:20:00</text:p>
          </table:table-cell>
          <table:table-cell office:value-type="string" calcext:value-type="string">
            <text:p>2022-07-29T21:20:00Z</text:p>
          </table:table-cell>
          <table:table-cell table:style-name="ce2" table:formula="of:=MID([.F35];1;10)" office:value-type="string" office:string-value="2022-07-29" calcext:value-type="string">
            <text:p>2022-07-29</text:p>
          </table:table-cell>
          <table:table-cell table:style-name="ce3" table:formula="of:=MID([.F35];12;8) + TIME(2;0;0)" office:value-type="time" office:time-value="PT23H20M00S" calcext:value-type="time">
            <text:p>23:20:00</text:p>
          </table:table-cell>
          <table:table-cell office:value-type="string" calcext:value-type="string">
            <text:p>https://filmfestival-rathausplatz.at/event/das-grosse-musical-konzert-der-vereinigten-buehnen-wien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Blomstedt und Martha Argerich in Luzern: Beethoven</text:p>
          </table:table-cell>
          <table:table-cell office:value-type="string" calcext:value-type="string">
            <text:p>2022-07-30T19:15:00Z</text:p>
          </table:table-cell>
          <table:table-cell table:formula="of:=MID([.C36];1;10)" office:value-type="string" office:string-value="2022-07-30" calcext:value-type="string">
            <text:p>2022-07-30</text:p>
          </table:table-cell>
          <table:table-cell table:formula="of:=MID([.C36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30T20:30:00Z</text:p>
          </table:table-cell>
          <table:table-cell table:style-name="ce2" table:formula="of:=MID([.F36];1;10)" office:value-type="string" office:string-value="2022-07-30" calcext:value-type="string">
            <text:p>2022-07-30</text:p>
          </table:table-cell>
          <table:table-cell table:style-name="ce3" table:formula="of:=MID([.F36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blomstedt-und-martha-argerich-in-luzern-beethove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Glenn Gould spielt Bach: Goldberg-Variationen</text:p>
          </table:table-cell>
          <table:table-cell office:value-type="string" calcext:value-type="string">
            <text:p>2022-07-30T20:35:00Z</text:p>
          </table:table-cell>
          <table:table-cell table:formula="of:=MID([.C37];1;10)" office:value-type="string" office:string-value="2022-07-30" calcext:value-type="string">
            <text:p>2022-07-30</text:p>
          </table:table-cell>
          <table:table-cell table:formula="of:=MID([.C37];12;8) + TIME(2;0;0)" office:value-type="time" office:time-value="PT22H35M00S" calcext:value-type="time">
            <text:p>22:35:00</text:p>
          </table:table-cell>
          <table:table-cell office:value-type="string" calcext:value-type="string">
            <text:p>2022-07-30T21:30:00Z</text:p>
          </table:table-cell>
          <table:table-cell table:style-name="ce2" table:formula="of:=MID([.F37];1;10)" office:value-type="string" office:string-value="2022-07-30" calcext:value-type="string">
            <text:p>2022-07-30</text:p>
          </table:table-cell>
          <table:table-cell table:style-name="ce3" table:formula="of:=MID([.F3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filmfestival-rathausplatz.at/event/glenn-gould-spielt-bach-goldberg-variation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2022-07-31T19:15:00Z</text:p>
          </table:table-cell>
          <table:table-cell table:formula="of:=MID([.C38];1;10)" office:value-type="string" office:string-value="2022-07-31" calcext:value-type="string">
            <text:p>2022-07-31</text:p>
          </table:table-cell>
          <table:table-cell table:formula="of:=MID([.C38];12;8) + TIME(2;0;0)" office:value-type="time" office:time-value="PT21H15M00S" calcext:value-type="time">
            <text:p>21:15:00</text:p>
          </table:table-cell>
          <table:table-cell office:value-type="string" calcext:value-type="string">
            <text:p>2022-07-31T21:15:00Z</text:p>
          </table:table-cell>
          <table:table-cell table:style-name="ce2" table:formula="of:=MID([.F38];1;10)" office:value-type="string" office:string-value="2022-07-31" calcext:value-type="string">
            <text:p>2022-07-31</text:p>
          </table:table-cell>
          <table:table-cell table:style-name="ce3" table:formula="of:=MID([.F38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sylvi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idelio</text:p>
          </table:table-cell>
          <table:table-cell office:value-type="string" calcext:value-type="string">
            <text:p>2022-08-01T19:00:00Z</text:p>
          </table:table-cell>
          <table:table-cell table:formula="of:=MID([.C39];1;10)" office:value-type="string" office:string-value="2022-08-01" calcext:value-type="string">
            <text:p>2022-08-01</text:p>
          </table:table-cell>
          <table:table-cell table:formula="of:=MID([.C3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1T21:00:00Z</text:p>
          </table:table-cell>
          <table:table-cell table:style-name="ce2" table:formula="of:=MID([.F39];1;10)" office:value-type="string" office:string-value="2022-08-01" calcext:value-type="string">
            <text:p>2022-08-01</text:p>
          </table:table-cell>
          <table:table-cell table:style-name="ce3" table:formula="of:=MID([.F3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fidelio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ranz Lehár Gala</text:p>
          </table:table-cell>
          <table:table-cell office:value-type="string" calcext:value-type="string">
            <text:p>2022-08-02T19:00:00Z</text:p>
          </table:table-cell>
          <table:table-cell table:formula="of:=MID([.C40];1;10)" office:value-type="string" office:string-value="2022-08-02" calcext:value-type="string">
            <text:p>2022-08-02</text:p>
          </table:table-cell>
          <table:table-cell table:formula="of:=MID([.C4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2T21:00:00Z</text:p>
          </table:table-cell>
          <table:table-cell table:style-name="ce2" table:formula="of:=MID([.F40];1;10)" office:value-type="string" office:string-value="2022-08-02" calcext:value-type="string">
            <text:p>2022-08-02</text:p>
          </table:table-cell>
          <table:table-cell table:style-name="ce3" table:formula="of:=MID([.F4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franz-lehar-gal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etropolitan Opera Stars Live In Concert: Joyce DiDonato</text:p>
          </table:table-cell>
          <table:table-cell office:value-type="string" calcext:value-type="string">
            <text:p>2022-08-02T20:15:00Z</text:p>
          </table:table-cell>
          <table:table-cell table:formula="of:=MID([.C41];1;10)" office:value-type="string" office:string-value="2022-08-02" calcext:value-type="string">
            <text:p>2022-08-02</text:p>
          </table:table-cell>
          <table:table-cell table:formula="of:=MID([.C41];12;8) + TIME(2;0;0)" office:value-type="time" office:time-value="PT22H15M00S" calcext:value-type="time">
            <text:p>22:15:00</text:p>
          </table:table-cell>
          <table:table-cell office:value-type="string" calcext:value-type="string">
            <text:p>2022-08-02T21:15:00Z</text:p>
          </table:table-cell>
          <table:table-cell table:style-name="ce2" table:formula="of:=MID([.F41];1;10)" office:value-type="string" office:string-value="2022-08-02" calcext:value-type="string">
            <text:p>2022-08-02</text:p>
          </table:table-cell>
          <table:table-cell table:style-name="ce3" table:formula="of:=MID([.F41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metropolitan-opera-stars-live-in-concert-joyce-didonato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ang Lang: Live In Berlin feat. Herbie Hancock</text:p>
          </table:table-cell>
          <table:table-cell office:value-type="string" calcext:value-type="string">
            <text:p>2022-08-03T19:00:00Z</text:p>
          </table:table-cell>
          <table:table-cell table:formula="of:=MID([.C42];1;10)" office:value-type="string" office:string-value="2022-08-03" calcext:value-type="string">
            <text:p>2022-08-03</text:p>
          </table:table-cell>
          <table:table-cell table:formula="of:=MID([.C4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3T21:00:00Z</text:p>
          </table:table-cell>
          <table:table-cell table:style-name="ce2" table:formula="of:=MID([.F42];1;10)" office:value-type="string" office:string-value="2022-08-03" calcext:value-type="string">
            <text:p>2022-08-03</text:p>
          </table:table-cell>
          <table:table-cell table:style-name="ce3" table:formula="of:=MID([.F4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ang-lang-live-in-berlin-feat-herbie-hancock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peche Mode: Spirits In The Forest</text:p>
          </table:table-cell>
          <table:table-cell office:value-type="string" calcext:value-type="string">
            <text:p>2022-08-04T19:00:00Z</text:p>
          </table:table-cell>
          <table:table-cell table:formula="of:=MID([.C43];1;10)" office:value-type="string" office:string-value="2022-08-04" calcext:value-type="string">
            <text:p>2022-08-04</text:p>
          </table:table-cell>
          <table:table-cell table:formula="of:=MID([.C4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4T21:00:00Z</text:p>
          </table:table-cell>
          <table:table-cell table:style-name="ce2" table:formula="of:=MID([.F43];1;10)" office:value-type="string" office:string-value="2022-08-04" calcext:value-type="string">
            <text:p>2022-08-04</text:p>
          </table:table-cell>
          <table:table-cell table:style-name="ce3" table:formula="of:=MID([.F4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epeche-mode-spirits-in-the-fores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es Misérables In Concert</text:p>
          </table:table-cell>
          <table:table-cell office:value-type="string" calcext:value-type="string">
            <text:p>2022-08-05T19:00:00Z</text:p>
          </table:table-cell>
          <table:table-cell table:formula="of:=MID([.C44];1;10)" office:value-type="string" office:string-value="2022-08-05" calcext:value-type="string">
            <text:p>2022-08-05</text:p>
          </table:table-cell>
          <table:table-cell table:formula="of:=MID([.C4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5T21:00:00Z</text:p>
          </table:table-cell>
          <table:table-cell table:style-name="ce2" table:formula="of:=MID([.F44];1;10)" office:value-type="string" office:string-value="2022-08-05" calcext:value-type="string">
            <text:p>2022-08-05</text:p>
          </table:table-cell>
          <table:table-cell table:style-name="ce3" table:formula="of:=MID([.F4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es-miserables-in-concer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2Cellos im Sydney Opera House</text:p>
          </table:table-cell>
          <table:table-cell office:value-type="string" calcext:value-type="string">
            <text:p>2022-08-06T19:00:00Z</text:p>
          </table:table-cell>
          <table:table-cell table:formula="of:=MID([.C45];1;10)" office:value-type="string" office:string-value="2022-08-06" calcext:value-type="string">
            <text:p>2022-08-06</text:p>
          </table:table-cell>
          <table:table-cell table:formula="of:=MID([.C4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6T21:00:00Z</text:p>
          </table:table-cell>
          <table:table-cell table:style-name="ce2" table:formula="of:=MID([.F45];1;10)" office:value-type="string" office:string-value="2022-08-06" calcext:value-type="string">
            <text:p>2022-08-06</text:p>
          </table:table-cell>
          <table:table-cell table:style-name="ce3" table:formula="of:=MID([.F4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2cellos-im-sydney-opera-hous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a Traviata</text:p>
          </table:table-cell>
          <table:table-cell office:value-type="string" calcext:value-type="string">
            <text:p>2022-08-07T19:00:00Z</text:p>
          </table:table-cell>
          <table:table-cell table:formula="of:=MID([.C46];1;10)" office:value-type="string" office:string-value="2022-08-07" calcext:value-type="string">
            <text:p>2022-08-07</text:p>
          </table:table-cell>
          <table:table-cell table:formula="of:=MID([.C4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7T21:00:00Z</text:p>
          </table:table-cell>
          <table:table-cell table:style-name="ce2" table:formula="of:=MID([.F46];1;10)" office:value-type="string" office:string-value="2022-08-07" calcext:value-type="string">
            <text:p>2022-08-07</text:p>
          </table:table-cell>
          <table:table-cell table:style-name="ce3" table:formula="of:=MID([.F4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la-traviata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 Storage</text:p>
          </table:table-cell>
          <table:table-cell office:value-type="string" calcext:value-type="string">
            <text:p>2022-08-08T19:00:00Z</text:p>
          </table:table-cell>
          <table:table-cell table:formula="of:=MID([.C47];1;10)" office:value-type="string" office:string-value="2022-08-08" calcext:value-type="string">
            <text:p>2022-08-08</text:p>
          </table:table-cell>
          <table:table-cell table:formula="of:=MID([.C4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8T19:15:00Z</text:p>
          </table:table-cell>
          <table:table-cell table:style-name="ce2" table:formula="of:=MID([.F47];1;10)" office:value-type="string" office:string-value="2022-08-08" calcext:value-type="string">
            <text:p>2022-08-08</text:p>
          </table:table-cell>
          <table:table-cell table:style-name="ce3" table:formula="of:=MID([.F47];12;8) + TIME(2;0;0)" office:value-type="time" office:time-value="PT21H15M00S" calcext:value-type="time">
            <text:p>21:15:00</text:p>
          </table:table-cell>
          <table:table-cell office:value-type="string" calcext:value-type="string">
            <text:p>https://filmfestival-rathausplatz.at/event/cold-storag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Pixner Projekt und das Tonkünstler-Orchester: Symphonic Alps</text:p>
          </table:table-cell>
          <table:table-cell office:value-type="string" calcext:value-type="string">
            <text:p>2022-08-08T19:08:00Z</text:p>
          </table:table-cell>
          <table:table-cell table:formula="of:=MID([.C48];1;10)" office:value-type="string" office:string-value="2022-08-08" calcext:value-type="string">
            <text:p>2022-08-08</text:p>
          </table:table-cell>
          <table:table-cell table:formula="of:=MID([.C48];12;8) + TIME(2;0;0)" office:value-type="time" office:time-value="PT21H08M00S" calcext:value-type="time">
            <text:p>21:08:00</text:p>
          </table:table-cell>
          <table:table-cell office:value-type="string" calcext:value-type="string">
            <text:p>2022-08-08T20:30:00Z</text:p>
          </table:table-cell>
          <table:table-cell table:style-name="ce2" table:formula="of:=MID([.F48];1;10)" office:value-type="string" office:string-value="2022-08-08" calcext:value-type="string">
            <text:p>2022-08-08</text:p>
          </table:table-cell>
          <table:table-cell table:style-name="ce3" table:formula="of:=MID([.F4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pixner-projekt-und-das-tonkuenstler-orchester-symphonic-alp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n Memoriam Willi Resetarits: BE A MENSCH</text:p>
          </table:table-cell>
          <table:table-cell office:value-type="string" calcext:value-type="string">
            <text:p>2022-08-08T20:28:00Z</text:p>
          </table:table-cell>
          <table:table-cell table:formula="of:=MID([.C49];1;10)" office:value-type="string" office:string-value="2022-08-08" calcext:value-type="string">
            <text:p>2022-08-08</text:p>
          </table:table-cell>
          <table:table-cell table:formula="of:=MID([.C49];12;8) + TIME(2;0;0)" office:value-type="time" office:time-value="PT22H28M00S" calcext:value-type="time">
            <text:p>22:28:00</text:p>
          </table:table-cell>
          <table:table-cell office:value-type="string" calcext:value-type="string">
            <text:p>2022-08-08T21:45:00Z</text:p>
          </table:table-cell>
          <table:table-cell table:style-name="ce2" table:formula="of:=MID([.F49];1;10)" office:value-type="string" office:string-value="2022-08-08" calcext:value-type="string">
            <text:p>2022-08-08</text:p>
          </table:table-cell>
          <table:table-cell table:style-name="ce3" table:formula="of:=MID([.F49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in-memoriam-willi-resetarits-be-a-mensch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ting: Live At The Olympia, Paris</text:p>
          </table:table-cell>
          <table:table-cell office:value-type="string" calcext:value-type="string">
            <text:p>2022-08-09T19:00:00Z</text:p>
          </table:table-cell>
          <table:table-cell table:formula="of:=MID([.C50];1;10)" office:value-type="string" office:string-value="2022-08-09" calcext:value-type="string">
            <text:p>2022-08-09</text:p>
          </table:table-cell>
          <table:table-cell table:formula="of:=MID([.C5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09T20:00:00Z</text:p>
          </table:table-cell>
          <table:table-cell table:style-name="ce2" table:formula="of:=MID([.F50];1;10)" office:value-type="string" office:string-value="2022-08-09" calcext:value-type="string">
            <text:p>2022-08-09</text:p>
          </table:table-cell>
          <table:table-cell table:style-name="ce3" table:formula="of:=MID([.F50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filmfestival-rathausplatz.at/event/sting-live-at-the-olympia-pari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my Winehouse: Live aus dem Shepherd's Bush Empire</text:p>
          </table:table-cell>
          <table:table-cell office:value-type="string" calcext:value-type="string">
            <text:p>2022-08-09T20:00:00Z</text:p>
          </table:table-cell>
          <table:table-cell table:formula="of:=MID([.C51];1;10)" office:value-type="string" office:string-value="2022-08-09" calcext:value-type="string">
            <text:p>2022-08-09</text:p>
          </table:table-cell>
          <table:table-cell table:formula="of:=MID([.C51];12;8) + TIME(2;0;0)" office:value-type="time" office:time-value="PT22H00M00S" calcext:value-type="time">
            <text:p>22:00:00</text:p>
          </table:table-cell>
          <table:table-cell office:value-type="string" calcext:value-type="string">
            <text:p>2022-08-09T21:45:00Z</text:p>
          </table:table-cell>
          <table:table-cell table:style-name="ce2" table:formula="of:=MID([.F51];1;10)" office:value-type="string" office:string-value="2022-08-09" calcext:value-type="string">
            <text:p>2022-08-09</text:p>
          </table:table-cell>
          <table:table-cell table:style-name="ce3" table:formula="of:=MID([.F51];12;8) + TIME(2;0;0)" office:value-type="time" office:time-value="PT23H45M00S" calcext:value-type="time">
            <text:p>23:45:00</text:p>
          </table:table-cell>
          <table:table-cell office:value-type="string" calcext:value-type="string">
            <text:p>https://filmfestival-rathausplatz.at/event/amy-winehouse-live-aus-dem-shepherd-s-bush-empir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adewannen-Ballett: Schwanensee</text:p>
          </table:table-cell>
          <table:table-cell office:value-type="string" calcext:value-type="string">
            <text:p>2022-08-10T19:00:00Z</text:p>
          </table:table-cell>
          <table:table-cell table:formula="of:=MID([.C52];1;10)" office:value-type="string" office:string-value="2022-08-10" calcext:value-type="string">
            <text:p>2022-08-10</text:p>
          </table:table-cell>
          <table:table-cell table:formula="of:=MID([.C5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0T19:30:00Z</text:p>
          </table:table-cell>
          <table:table-cell table:style-name="ce2" table:formula="of:=MID([.F52];1;10)" office:value-type="string" office:string-value="2022-08-10" calcext:value-type="string">
            <text:p>2022-08-10</text:p>
          </table:table-cell>
          <table:table-cell table:style-name="ce3" table:formula="of:=MID([.F5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filmfestival-rathausplatz.at/event/badewannen-ballett-schwanensee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Schneekönigin</text:p>
          </table:table-cell>
          <table:table-cell office:value-type="string" calcext:value-type="string">
            <text:p>2022-08-10T19:03:00Z</text:p>
          </table:table-cell>
          <table:table-cell table:formula="of:=MID([.C53];1;10)" office:value-type="string" office:string-value="2022-08-10" calcext:value-type="string">
            <text:p>2022-08-10</text:p>
          </table:table-cell>
          <table:table-cell table:formula="of:=MID([.C53];12;8) + TIME(2;0;0)" office:value-type="time" office:time-value="PT21H03M00S" calcext:value-type="time">
            <text:p>21:03:00</text:p>
          </table:table-cell>
          <table:table-cell office:value-type="string" calcext:value-type="string">
            <text:p>2022-08-10T21:00:00Z</text:p>
          </table:table-cell>
          <table:table-cell table:style-name="ce2" table:formula="of:=MID([.F53];1;10)" office:value-type="string" office:string-value="2022-08-10" calcext:value-type="string">
            <text:p>2022-08-10</text:p>
          </table:table-cell>
          <table:table-cell table:style-name="ce3" table:formula="of:=MID([.F5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ie-schneekoenig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ie Fantastischen Vier: MTV Unplugged 2</text:p>
          </table:table-cell>
          <table:table-cell office:value-type="string" calcext:value-type="string">
            <text:p>2022-08-11T19:00:00Z</text:p>
          </table:table-cell>
          <table:table-cell table:formula="of:=MID([.C54];1;10)" office:value-type="string" office:string-value="2022-08-11" calcext:value-type="string">
            <text:p>2022-08-11</text:p>
          </table:table-cell>
          <table:table-cell table:formula="of:=MID([.C5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1T21:00:00Z</text:p>
          </table:table-cell>
          <table:table-cell table:style-name="ce2" table:formula="of:=MID([.F54];1;10)" office:value-type="string" office:string-value="2022-08-11" calcext:value-type="string">
            <text:p>2022-08-11</text:p>
          </table:table-cell>
          <table:table-cell table:style-name="ce3" table:formula="of:=MID([.F5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die-fantastischen-vier-mtv-unplugged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U2: eXPERIENCE Live In Berlin</text:p>
          </table:table-cell>
          <table:table-cell office:value-type="string" calcext:value-type="string">
            <text:p>2022-08-12T19:00:00Z</text:p>
          </table:table-cell>
          <table:table-cell table:formula="of:=MID([.C55];1;10)" office:value-type="string" office:string-value="2022-08-12" calcext:value-type="string">
            <text:p>2022-08-12</text:p>
          </table:table-cell>
          <table:table-cell table:formula="of:=MID([.C5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2T21:00:00Z</text:p>
          </table:table-cell>
          <table:table-cell table:style-name="ce2" table:formula="of:=MID([.F55];1;10)" office:value-type="string" office:string-value="2022-08-12" calcext:value-type="string">
            <text:p>2022-08-12</text:p>
          </table:table-cell>
          <table:table-cell table:style-name="ce3" table:formula="of:=MID([.F5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u2-experience-live-in-berl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 Am From Austria: Das Musical mit den Hits von Rainhard Fendrich</text:p>
          </table:table-cell>
          <table:table-cell office:value-type="string" calcext:value-type="string">
            <text:p>2022-08-13T19:00:00Z</text:p>
          </table:table-cell>
          <table:table-cell table:formula="of:=MID([.C56];1;10)" office:value-type="string" office:string-value="2022-08-13" calcext:value-type="string">
            <text:p>2022-08-13</text:p>
          </table:table-cell>
          <table:table-cell table:formula="of:=MID([.C5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8-13T21:00:00Z</text:p>
          </table:table-cell>
          <table:table-cell table:style-name="ce2" table:formula="of:=MID([.F56];1;10)" office:value-type="string" office:string-value="2022-08-13" calcext:value-type="string">
            <text:p>2022-08-13</text:p>
          </table:table-cell>
          <table:table-cell table:style-name="ce3" table:formula="of:=MID([.F5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filmfestival-rathausplatz.at/event/i-am-from-austria-das-musical-mit-den-hits-von-rainhard-fendrich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riadne auf Naxos</text:p>
          </table:table-cell>
          <table:table-cell office:value-type="string" calcext:value-type="string">
            <text:p>2022-08-14T18:45:00Z</text:p>
          </table:table-cell>
          <table:table-cell table:formula="of:=MID([.C57];1;10)" office:value-type="string" office:string-value="2022-08-14" calcext:value-type="string">
            <text:p>2022-08-14</text:p>
          </table:table-cell>
          <table:table-cell table:formula="of:=MID([.C57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4T20:45:00Z</text:p>
          </table:table-cell>
          <table:table-cell table:style-name="ce2" table:formula="of:=MID([.F57];1;10)" office:value-type="string" office:string-value="2022-08-14" calcext:value-type="string">
            <text:p>2022-08-14</text:p>
          </table:table-cell>
          <table:table-cell table:style-name="ce3" table:formula="of:=MID([.F57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ariadne-auf-naxos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llywood In Vienna: The World Of Hans Zimmer</text:p>
          </table:table-cell>
          <table:table-cell office:value-type="string" calcext:value-type="string">
            <text:p>2022-08-15T18:45:00Z</text:p>
          </table:table-cell>
          <table:table-cell table:formula="of:=MID([.C58];1;10)" office:value-type="string" office:string-value="2022-08-15" calcext:value-type="string">
            <text:p>2022-08-15</text:p>
          </table:table-cell>
          <table:table-cell table:formula="of:=MID([.C58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5T20:45:00Z</text:p>
          </table:table-cell>
          <table:table-cell table:style-name="ce2" table:formula="of:=MID([.F58];1;10)" office:value-type="string" office:string-value="2022-08-15" calcext:value-type="string">
            <text:p>2022-08-15</text:p>
          </table:table-cell>
          <table:table-cell table:style-name="ce3" table:formula="of:=MID([.F58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hollywood-in-vienna-the-world-of-hans-zimmer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usalka</text:p>
          </table:table-cell>
          <table:table-cell office:value-type="string" calcext:value-type="string">
            <text:p>2022-08-16T18:45:00Z</text:p>
          </table:table-cell>
          <table:table-cell table:formula="of:=MID([.C59];1;10)" office:value-type="string" office:string-value="2022-08-16" calcext:value-type="string">
            <text:p>2022-08-16</text:p>
          </table:table-cell>
          <table:table-cell table:formula="of:=MID([.C59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6T20:45:00Z</text:p>
          </table:table-cell>
          <table:table-cell table:style-name="ce2" table:formula="of:=MID([.F59];1;10)" office:value-type="string" office:string-value="2022-08-16" calcext:value-type="string">
            <text:p>2022-08-16</text:p>
          </table:table-cell>
          <table:table-cell table:style-name="ce3" table:formula="of:=MID([.F59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rusalk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ncescreen 2022: Highlights aus dem internationalen Tanzfilm Wettbewerb</text:p>
          </table:table-cell>
          <table:table-cell office:value-type="string" calcext:value-type="string">
            <text:p>2022-08-17T18:45:00Z</text:p>
          </table:table-cell>
          <table:table-cell table:formula="of:=MID([.C60];1;10)" office:value-type="string" office:string-value="2022-08-17" calcext:value-type="string">
            <text:p>2022-08-17</text:p>
          </table:table-cell>
          <table:table-cell table:formula="of:=MID([.C60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7T19:45:00Z</text:p>
          </table:table-cell>
          <table:table-cell table:style-name="ce2" table:formula="of:=MID([.F60];1;10)" office:value-type="string" office:string-value="2022-08-17" calcext:value-type="string">
            <text:p>2022-08-17</text:p>
          </table:table-cell>
          <table:table-cell table:style-name="ce3" table:formula="of:=MID([.F60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dancescreen-2022-highlights-aus-dem-internationalen-tanzfilm-wettbewerb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ee Dee Bridgewater: Live At The Bayfront Jazz Festival</text:p>
          </table:table-cell>
          <table:table-cell office:value-type="string" calcext:value-type="string">
            <text:p>2022-08-17T19:23:00Z</text:p>
          </table:table-cell>
          <table:table-cell table:formula="of:=MID([.C61];1;10)" office:value-type="string" office:string-value="2022-08-17" calcext:value-type="string">
            <text:p>2022-08-17</text:p>
          </table:table-cell>
          <table:table-cell table:formula="of:=MID([.C61];12;8) + TIME(2;0;0)" office:value-type="time" office:time-value="PT21H23M00S" calcext:value-type="time">
            <text:p>21:23:00</text:p>
          </table:table-cell>
          <table:table-cell office:value-type="string" calcext:value-type="string">
            <text:p>2022-08-17T20:45:00Z</text:p>
          </table:table-cell>
          <table:table-cell table:style-name="ce2" table:formula="of:=MID([.F61];1;10)" office:value-type="string" office:string-value="2022-08-17" calcext:value-type="string">
            <text:p>2022-08-17</text:p>
          </table:table-cell>
          <table:table-cell table:style-name="ce3" table:formula="of:=MID([.F61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dee-dee-bridgewater-live-at-the-bayfront-jazz-festival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Falco Symphonic Live</text:p>
          </table:table-cell>
          <table:table-cell office:value-type="string" calcext:value-type="string">
            <text:p>2022-08-18T18:45:00Z</text:p>
          </table:table-cell>
          <table:table-cell table:formula="of:=MID([.C62];1;10)" office:value-type="string" office:string-value="2022-08-18" calcext:value-type="string">
            <text:p>2022-08-18</text:p>
          </table:table-cell>
          <table:table-cell table:formula="of:=MID([.C62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8T19:45:00Z</text:p>
          </table:table-cell>
          <table:table-cell table:style-name="ce2" table:formula="of:=MID([.F62];1;10)" office:value-type="string" office:string-value="2022-08-18" calcext:value-type="string">
            <text:p>2022-08-18</text:p>
          </table:table-cell>
          <table:table-cell table:style-name="ce3" table:formula="of:=MID([.F62];12;8) + TIME(2;0;0)" office:value-type="time" office:time-value="PT21H45M00S" calcext:value-type="time">
            <text:p>21:45:00</text:p>
          </table:table-cell>
          <table:table-cell office:value-type="string" calcext:value-type="string">
            <text:p>https://filmfestival-rathausplatz.at/event/falco-symphonic-liv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avid Bowie: A Reality Tour</text:p>
          </table:table-cell>
          <table:table-cell office:value-type="string" calcext:value-type="string">
            <text:p>2022-08-18T19:46:00Z</text:p>
          </table:table-cell>
          <table:table-cell table:formula="of:=MID([.C63];1;10)" office:value-type="string" office:string-value="2022-08-18" calcext:value-type="string">
            <text:p>2022-08-18</text:p>
          </table:table-cell>
          <table:table-cell table:formula="of:=MID([.C63];12;8) + TIME(2;0;0)" office:value-type="time" office:time-value="PT21H46M00S" calcext:value-type="time">
            <text:p>21:46:00</text:p>
          </table:table-cell>
          <table:table-cell office:value-type="string" calcext:value-type="string">
            <text:p>2022-08-18T21:15:00Z</text:p>
          </table:table-cell>
          <table:table-cell table:style-name="ce2" table:formula="of:=MID([.F63];1;10)" office:value-type="string" office:string-value="2022-08-18" calcext:value-type="string">
            <text:p>2022-08-18</text:p>
          </table:table-cell>
          <table:table-cell table:style-name="ce3" table:formula="of:=MID([.F63];12;8) + TIME(2;0;0)" office:value-type="time" office:time-value="PT23H15M00S" calcext:value-type="time">
            <text:p>23:15:00</text:p>
          </table:table-cell>
          <table:table-cell office:value-type="string" calcext:value-type="string">
            <text:p>https://filmfestival-rathausplatz.at/event/david-bowie-a-reality-tour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offmanns Erzählungen</text:p>
          </table:table-cell>
          <table:table-cell office:value-type="string" calcext:value-type="string">
            <text:p>2022-08-19T18:45:00Z</text:p>
          </table:table-cell>
          <table:table-cell table:formula="of:=MID([.C64];1;10)" office:value-type="string" office:string-value="2022-08-19" calcext:value-type="string">
            <text:p>2022-08-19</text:p>
          </table:table-cell>
          <table:table-cell table:formula="of:=MID([.C64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19T20:45:00Z</text:p>
          </table:table-cell>
          <table:table-cell table:style-name="ce2" table:formula="of:=MID([.F64];1;10)" office:value-type="string" office:string-value="2022-08-19" calcext:value-type="string">
            <text:p>2022-08-19</text:p>
          </table:table-cell>
          <table:table-cell table:style-name="ce3" table:formula="of:=MID([.F64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hoffmanns-erzaehlunge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eiler und Speer: Red Bull Symphonic</text:p>
          </table:table-cell>
          <table:table-cell office:value-type="string" calcext:value-type="string">
            <text:p>2022-08-20T18:45:00Z</text:p>
          </table:table-cell>
          <table:table-cell table:formula="of:=MID([.C65];1;10)" office:value-type="string" office:string-value="2022-08-20" calcext:value-type="string">
            <text:p>2022-08-20</text:p>
          </table:table-cell>
          <table:table-cell table:formula="of:=MID([.C65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0T20:45:00Z</text:p>
          </table:table-cell>
          <table:table-cell table:style-name="ce2" table:formula="of:=MID([.F65];1;10)" office:value-type="string" office:string-value="2022-08-20" calcext:value-type="string">
            <text:p>2022-08-20</text:p>
          </table:table-cell>
          <table:table-cell table:style-name="ce3" table:formula="of:=MID([.F65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seiler-und-speer-red-bull-symphonic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Peer Gynt</text:p>
          </table:table-cell>
          <table:table-cell office:value-type="string" calcext:value-type="string">
            <text:p>2022-08-21T18:45:00Z</text:p>
          </table:table-cell>
          <table:table-cell table:formula="of:=MID([.C66];1;10)" office:value-type="string" office:string-value="2022-08-21" calcext:value-type="string">
            <text:p>2022-08-21</text:p>
          </table:table-cell>
          <table:table-cell table:formula="of:=MID([.C66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1T20:45:00Z</text:p>
          </table:table-cell>
          <table:table-cell table:style-name="ce2" table:formula="of:=MID([.F66];1;10)" office:value-type="string" office:string-value="2022-08-21" calcext:value-type="string">
            <text:p>2022-08-21</text:p>
          </table:table-cell>
          <table:table-cell table:style-name="ce3" table:formula="of:=MID([.F66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peer-gynt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2022-08-22T18:45:00Z</text:p>
          </table:table-cell>
          <table:table-cell table:formula="of:=MID([.C67];1;10)" office:value-type="string" office:string-value="2022-08-22" calcext:value-type="string">
            <text:p>2022-08-22</text:p>
          </table:table-cell>
          <table:table-cell table:formula="of:=MID([.C67];12;8) + TIME(2;0;0)" office:value-type="time" office:time-value="PT20H45M00S" calcext:value-type="time">
            <text:p>20:45:00</text:p>
          </table:table-cell>
          <table:table-cell office:value-type="string" calcext:value-type="string">
            <text:p>2022-08-22T20:45:00Z</text:p>
          </table:table-cell>
          <table:table-cell table:style-name="ce2" table:formula="of:=MID([.F67];1;10)" office:value-type="string" office:string-value="2022-08-22" calcext:value-type="string">
            <text:p>2022-08-22</text:p>
          </table:table-cell>
          <table:table-cell table:style-name="ce3" table:formula="of:=MID([.F67];12;8) + TIME(2;0;0)" office:value-type="time" office:time-value="PT22H45M00S" calcext:value-type="time">
            <text:p>22:45:00</text:p>
          </table:table-cell>
          <table:table-cell office:value-type="string" calcext:value-type="string">
            <text:p>https://filmfestival-rathausplatz.at/event/aida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Rolling Stones: Havana Moon</text:p>
          </table:table-cell>
          <table:table-cell office:value-type="string" calcext:value-type="string">
            <text:p>2022-08-23T18:30:00Z</text:p>
          </table:table-cell>
          <table:table-cell table:formula="of:=MID([.C68];1;10)" office:value-type="string" office:string-value="2022-08-23" calcext:value-type="string">
            <text:p>2022-08-23</text:p>
          </table:table-cell>
          <table:table-cell table:formula="of:=MID([.C6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3T20:30:00Z</text:p>
          </table:table-cell>
          <table:table-cell table:style-name="ce2" table:formula="of:=MID([.F68];1;10)" office:value-type="string" office:string-value="2022-08-23" calcext:value-type="string">
            <text:p>2022-08-23</text:p>
          </table:table-cell>
          <table:table-cell table:style-name="ce3" table:formula="of:=MID([.F6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rolling-stones-havana-moo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rtin Grubinger At Waldbühne 2021: American Rhythms</text:p>
          </table:table-cell>
          <table:table-cell office:value-type="string" calcext:value-type="string">
            <text:p>2022-08-24T18:30:00Z</text:p>
          </table:table-cell>
          <table:table-cell table:formula="of:=MID([.C69];1;10)" office:value-type="string" office:string-value="2022-08-24" calcext:value-type="string">
            <text:p>2022-08-24</text:p>
          </table:table-cell>
          <table:table-cell table:formula="of:=MID([.C6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4T20:30:00Z</text:p>
          </table:table-cell>
          <table:table-cell table:style-name="ce2" table:formula="of:=MID([.F69];1;10)" office:value-type="string" office:string-value="2022-08-24" calcext:value-type="string">
            <text:p>2022-08-24</text:p>
          </table:table-cell>
          <table:table-cell table:style-name="ce3" table:formula="of:=MID([.F6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martin-grubinger-at-waldbuehne-2021-american-rhythms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Kurzfilme vom Vienna Shorts Kurzfilmfestival</text:p>
          </table:table-cell>
          <table:table-cell office:value-type="string" calcext:value-type="string">
            <text:p>2022-08-25T18:30:00Z</text:p>
          </table:table-cell>
          <table:table-cell table:formula="of:=MID([.C70];1;10)" office:value-type="string" office:string-value="2022-08-25" calcext:value-type="string">
            <text:p>2022-08-25</text:p>
          </table:table-cell>
          <table:table-cell table:formula="of:=MID([.C70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5T20:30:00Z</text:p>
          </table:table-cell>
          <table:table-cell table:style-name="ce2" table:formula="of:=MID([.F70];1;10)" office:value-type="string" office:string-value="2022-08-25" calcext:value-type="string">
            <text:p>2022-08-25</text:p>
          </table:table-cell>
          <table:table-cell table:style-name="ce3" table:formula="of:=MID([.F70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kurzfilme-vom-vienna-shorts-kurzfilmfestival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Katy Perry: Prismatic World Tour</text:p>
          </table:table-cell>
          <table:table-cell office:value-type="string" calcext:value-type="string">
            <text:p>2022-08-26T18:30:00Z</text:p>
          </table:table-cell>
          <table:table-cell table:formula="of:=MID([.C71];1;10)" office:value-type="string" office:string-value="2022-08-26" calcext:value-type="string">
            <text:p>2022-08-26</text:p>
          </table:table-cell>
          <table:table-cell table:formula="of:=MID([.C71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6T20:30:00Z</text:p>
          </table:table-cell>
          <table:table-cell table:style-name="ce2" table:formula="of:=MID([.F71];1;10)" office:value-type="string" office:string-value="2022-08-26" calcext:value-type="string">
            <text:p>2022-08-26</text:p>
          </table:table-cell>
          <table:table-cell table:style-name="ce3" table:formula="of:=MID([.F71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katy-perry-prismatic-world-tour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Max Raabe: Live In Berlin</text:p>
          </table:table-cell>
          <table:table-cell office:value-type="string" calcext:value-type="string">
            <text:p>2022-08-27T18:30:00Z</text:p>
          </table:table-cell>
          <table:table-cell table:formula="of:=MID([.C72];1;10)" office:value-type="string" office:string-value="2022-08-27" calcext:value-type="string">
            <text:p>2022-08-27</text:p>
          </table:table-cell>
          <table:table-cell table:formula="of:=MID([.C72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7T20:30:00Z</text:p>
          </table:table-cell>
          <table:table-cell table:style-name="ce2" table:formula="of:=MID([.F72];1;10)" office:value-type="string" office:string-value="2022-08-27" calcext:value-type="string">
            <text:p>2022-08-27</text:p>
          </table:table-cell>
          <table:table-cell table:style-name="ce3" table:formula="of:=MID([.F72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max-raabe-live-in-berlin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Don Giovanni</text:p>
          </table:table-cell>
          <table:table-cell office:value-type="string" calcext:value-type="string">
            <text:p>2022-08-28T18:30:00Z</text:p>
          </table:table-cell>
          <table:table-cell table:formula="of:=MID([.C73];1;10)" office:value-type="string" office:string-value="2022-08-28" calcext:value-type="string">
            <text:p>2022-08-28</text:p>
          </table:table-cell>
          <table:table-cell table:formula="of:=MID([.C73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8T20:30:00Z</text:p>
          </table:table-cell>
          <table:table-cell table:style-name="ce2" table:formula="of:=MID([.F73];1;10)" office:value-type="string" office:string-value="2022-08-28" calcext:value-type="string">
            <text:p>2022-08-28</text:p>
          </table:table-cell>
          <table:table-cell table:style-name="ce3" table:formula="of:=MID([.F73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tina-liv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Herbert Blomstedt und Martha Argerich in Luzern: Beethoven</text:p>
          </table:table-cell>
          <table:table-cell office:value-type="string" calcext:value-type="string">
            <text:p>2022-08-29T18:30:00Z</text:p>
          </table:table-cell>
          <table:table-cell table:formula="of:=MID([.C74];1;10)" office:value-type="string" office:string-value="2022-08-29" calcext:value-type="string">
            <text:p>2022-08-29</text:p>
          </table:table-cell>
          <table:table-cell table:formula="of:=MID([.C74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29T20:30:00Z</text:p>
          </table:table-cell>
          <table:table-cell table:style-name="ce2" table:formula="of:=MID([.F74];1;10)" office:value-type="string" office:string-value="2022-08-29" calcext:value-type="string">
            <text:p>2022-08-29</text:p>
          </table:table-cell>
          <table:table-cell table:style-name="ce3" table:formula="of:=MID([.F7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don-giovanni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.B. King: Live At Montreux</text:p>
          </table:table-cell>
          <table:table-cell office:value-type="string" calcext:value-type="string">
            <text:p>2022-08-30T18:30:00Z</text:p>
          </table:table-cell>
          <table:table-cell table:formula="of:=MID([.C75];1;10)" office:value-type="string" office:string-value="2022-08-30" calcext:value-type="string">
            <text:p>2022-08-30</text:p>
          </table:table-cell>
          <table:table-cell table:formula="of:=MID([.C75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30T20:30:00Z</text:p>
          </table:table-cell>
          <table:table-cell table:style-name="ce2" table:formula="of:=MID([.F75];1;10)" office:value-type="string" office:string-value="2022-08-30" calcext:value-type="string">
            <text:p>2022-08-30</text:p>
          </table:table-cell>
          <table:table-cell table:style-name="ce3" table:formula="of:=MID([.F7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herbert-blomstedt-und-martha-argerich-in-luzern-beethoven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Badewannen-Ballett: Schwanensee</text:p>
          </table:table-cell>
          <table:table-cell office:value-type="string" calcext:value-type="string">
            <text:p>2022-08-31T18:30:00Z</text:p>
          </table:table-cell>
          <table:table-cell table:formula="of:=MID([.C76];1;10)" office:value-type="string" office:string-value="2022-08-31" calcext:value-type="string">
            <text:p>2022-08-31</text:p>
          </table:table-cell>
          <table:table-cell table:formula="of:=MID([.C76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31T19:30:00Z</text:p>
          </table:table-cell>
          <table:table-cell table:style-name="ce2" table:formula="of:=MID([.F76];1;10)" office:value-type="string" office:string-value="2022-08-31" calcext:value-type="string">
            <text:p>2022-08-31</text:p>
          </table:table-cell>
          <table:table-cell table:style-name="ce3" table:formula="of:=MID([.F7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filmfestival-rathausplatz.at/event/glenn-gould-spielt-bach-goldberg-variationen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Schwanensee</text:p>
          </table:table-cell>
          <table:table-cell office:value-type="string" calcext:value-type="string">
            <text:p>2022-08-31T18:33:00Z</text:p>
          </table:table-cell>
          <table:table-cell table:formula="of:=MID([.C77];1;10)" office:value-type="string" office:string-value="2022-08-31" calcext:value-type="string">
            <text:p>2022-08-31</text:p>
          </table:table-cell>
          <table:table-cell table:formula="of:=MID([.C77];12;8) + TIME(2;0;0)" office:value-type="time" office:time-value="PT20H33M00S" calcext:value-type="time">
            <text:p>20:33:00</text:p>
          </table:table-cell>
          <table:table-cell office:value-type="string" calcext:value-type="string">
            <text:p>2022-08-31T20:30:00Z</text:p>
          </table:table-cell>
          <table:table-cell table:style-name="ce2" table:formula="of:=MID([.F77];1;10)" office:value-type="string" office:string-value="2022-08-31" calcext:value-type="string">
            <text:p>2022-08-31</text:p>
          </table:table-cell>
          <table:table-cell table:style-name="ce3" table:formula="of:=MID([.F77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b-b-king-live-at-montreux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Coldplay: Live In São Paulo</text:p>
          </table:table-cell>
          <table:table-cell office:value-type="string" calcext:value-type="string">
            <text:p>2022-09-01T18:30:00Z</text:p>
          </table:table-cell>
          <table:table-cell table:formula="of:=MID([.C78];1;10)" office:value-type="string" office:string-value="2022-09-01" calcext:value-type="string">
            <text:p>2022-09-01</text:p>
          </table:table-cell>
          <table:table-cell table:formula="of:=MID([.C7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1T20:30:00Z</text:p>
          </table:table-cell>
          <table:table-cell table:style-name="ce2" table:formula="of:=MID([.F78];1;10)" office:value-type="string" office:string-value="2022-09-01" calcext:value-type="string">
            <text:p>2022-09-01</text:p>
          </table:table-cell>
          <table:table-cell table:style-name="ce3" table:formula="of:=MID([.F7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badewannen-ballett-schwanensee-2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Les Misérables In Concert</text:p>
          </table:table-cell>
          <table:table-cell office:value-type="string" calcext:value-type="string">
            <text:p>2022-09-02T18:30:00Z</text:p>
          </table:table-cell>
          <table:table-cell table:formula="of:=MID([.C79];1;10)" office:value-type="string" office:string-value="2022-09-02" calcext:value-type="string">
            <text:p>2022-09-02</text:p>
          </table:table-cell>
          <table:table-cell table:formula="of:=MID([.C79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2T20:30:00Z</text:p>
          </table:table-cell>
          <table:table-cell table:style-name="ce2" table:formula="of:=MID([.F79];1;10)" office:value-type="string" office:string-value="2022-09-02" calcext:value-type="string">
            <text:p>2022-09-02</text:p>
          </table:table-cell>
          <table:table-cell table:style-name="ce3" table:formula="of:=MID([.F79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schwanensee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John Williams: Live In Vienna</text:p>
          </table:table-cell>
          <table:table-cell office:value-type="string" calcext:value-type="string">
            <text:p>2022-09-03T18:30:00Z</text:p>
          </table:table-cell>
          <table:table-cell table:formula="of:=MID([.C80];1;10)" office:value-type="string" office:string-value="2022-09-03" calcext:value-type="string">
            <text:p>2022-09-03</text:p>
          </table:table-cell>
          <table:table-cell table:formula="of:=MID([.C80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3T20:30:00Z</text:p>
          </table:table-cell>
          <table:table-cell table:style-name="ce2" table:formula="of:=MID([.F80];1;10)" office:value-type="string" office:string-value="2022-09-03" calcext:value-type="string">
            <text:p>2022-09-03</text:p>
          </table:table-cell>
          <table:table-cell table:style-name="ce3" table:formula="of:=MID([.F80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coldplay-live-in-sao-paulo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mfestival Rathausplatz</text:p>
          </table:table-cell>
          <table:table-cell office:value-type="string" calcext:value-type="string">
            <text:p>Il Barbiere di Siviglia</text:p>
          </table:table-cell>
          <table:table-cell office:value-type="string" calcext:value-type="string">
            <text:p>2022-09-04T18:30:00Z</text:p>
          </table:table-cell>
          <table:table-cell table:formula="of:=MID([.C81];1;10)" office:value-type="string" office:string-value="2022-09-04" calcext:value-type="string">
            <text:p>2022-09-04</text:p>
          </table:table-cell>
          <table:table-cell table:formula="of:=MID([.C81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9-04T20:30:00Z</text:p>
          </table:table-cell>
          <table:table-cell table:style-name="ce2" table:formula="of:=MID([.F81];1;10)" office:value-type="string" office:string-value="2022-09-04" calcext:value-type="string">
            <text:p>2022-09-04</text:p>
          </table:table-cell>
          <table:table-cell table:style-name="ce3" table:formula="of:=MID([.F81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filmfestival-rathausplatz.at/event/les-miserables-in-concert-3</text:p>
          </table:table-cell>
          <table:table-cell office:value-type="string" calcext:value-type="string">
            <text:p>Rathausplatz, Rathauspl., 101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Card Counter</text:p>
          </table:table-cell>
          <table:table-cell office:value-type="string" calcext:value-type="string">
            <text:p>2022-06-06T18:00:00Z</text:p>
          </table:table-cell>
          <table:table-cell table:formula="of:=MID([.C82];1;10)" office:value-type="string" office:string-value="2022-06-06" calcext:value-type="string">
            <text:p>2022-06-06</text:p>
          </table:table-cell>
          <table:table-cell table:formula="of:=MID([.C8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6T21:30:00Z</text:p>
          </table:table-cell>
          <table:table-cell table:style-name="ce2" table:formula="of:=MID([.F82];1;10)" office:value-type="string" office:string-value="2022-06-06" calcext:value-type="string">
            <text:p>2022-06-06</text:p>
          </table:table-cell>
          <table:table-cell table:style-name="ce3" table:formula="of:=MID([.F8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card-counter-presented-by-falter-0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Man Who Sold His Skin</text:p>
          </table:table-cell>
          <table:table-cell office:value-type="string" calcext:value-type="string">
            <text:p>2022-06-07T18:00:00Z</text:p>
          </table:table-cell>
          <table:table-cell table:formula="of:=MID([.C83];1;10)" office:value-type="string" office:string-value="2022-06-07" calcext:value-type="string">
            <text:p>2022-06-07</text:p>
          </table:table-cell>
          <table:table-cell table:formula="of:=MID([.C8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7T21:30:00Z</text:p>
          </table:table-cell>
          <table:table-cell table:style-name="ce2" table:formula="of:=MID([.F83];1;10)" office:value-type="string" office:string-value="2022-06-07" calcext:value-type="string">
            <text:p>2022-06-07</text:p>
          </table:table-cell>
          <table:table-cell table:style-name="ce3" table:formula="of:=MID([.F8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man-who-sold-his-skin-0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angerine L.A</text:p>
          </table:table-cell>
          <table:table-cell office:value-type="string" calcext:value-type="string">
            <text:p>2022-06-08T18:00:00Z</text:p>
          </table:table-cell>
          <table:table-cell table:formula="of:=MID([.C84];1;10)" office:value-type="string" office:string-value="2022-06-08" calcext:value-type="string">
            <text:p>2022-06-08</text:p>
          </table:table-cell>
          <table:table-cell table:formula="of:=MID([.C8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8T21:30:00Z</text:p>
          </table:table-cell>
          <table:table-cell table:style-name="ce2" table:formula="of:=MID([.F84];1;10)" office:value-type="string" office:string-value="2022-06-08" calcext:value-type="string">
            <text:p>2022-06-08</text:p>
          </table:table-cell>
          <table:table-cell table:style-name="ce3" table:formula="of:=MID([.F8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angerine-la-presented-by-vienna-pride-08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unburned</text:p>
          </table:table-cell>
          <table:table-cell office:value-type="string" calcext:value-type="string">
            <text:p>2022-06-09T18:00:00Z</text:p>
          </table:table-cell>
          <table:table-cell table:formula="of:=MID([.C85];1;10)" office:value-type="string" office:string-value="2022-06-09" calcext:value-type="string">
            <text:p>2022-06-09</text:p>
          </table:table-cell>
          <table:table-cell table:formula="of:=MID([.C8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09T21:30:00Z</text:p>
          </table:table-cell>
          <table:table-cell table:style-name="ce2" table:formula="of:=MID([.F85];1;10)" office:value-type="string" office:string-value="2022-06-09" calcext:value-type="string">
            <text:p>2022-06-09</text:p>
          </table:table-cell>
          <table:table-cell table:style-name="ce3" table:formula="of:=MID([.F8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angerine-la-presented-by-vienna-pride-08-06-2022-3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ed Rocket</text:p>
          </table:table-cell>
          <table:table-cell office:value-type="string" calcext:value-type="string">
            <text:p>2022-06-10T18:00:00Z</text:p>
          </table:table-cell>
          <table:table-cell table:formula="of:=MID([.C86];1;10)" office:value-type="string" office:string-value="2022-06-10" calcext:value-type="string">
            <text:p>2022-06-10</text:p>
          </table:table-cell>
          <table:table-cell table:formula="of:=MID([.C8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0T21:30:00Z</text:p>
          </table:table-cell>
          <table:table-cell table:style-name="ce2" table:formula="of:=MID([.F86];1;10)" office:value-type="string" office:string-value="2022-06-10" calcext:value-type="string">
            <text:p>2022-06-10</text:p>
          </table:table-cell>
          <table:table-cell table:style-name="ce3" table:formula="of:=MID([.F8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ed-rocket-1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icorice Pizza</text:p>
          </table:table-cell>
          <table:table-cell office:value-type="string" calcext:value-type="string">
            <text:p>2022-06-11T18:00:00Z</text:p>
          </table:table-cell>
          <table:table-cell table:formula="of:=MID([.C87];1;10)" office:value-type="string" office:string-value="2022-06-11" calcext:value-type="string">
            <text:p>2022-06-11</text:p>
          </table:table-cell>
          <table:table-cell table:formula="of:=MID([.C8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1T21:30:00Z</text:p>
          </table:table-cell>
          <table:table-cell table:style-name="ce2" table:formula="of:=MID([.F87];1;10)" office:value-type="string" office:string-value="2022-06-11" calcext:value-type="string">
            <text:p>2022-06-11</text:p>
          </table:table-cell>
          <table:table-cell table:style-name="ce3" table:formula="of:=MID([.F8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icorice-pizza-11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Beatles: Get Back</text:p>
          </table:table-cell>
          <table:table-cell office:value-type="string" calcext:value-type="string">
            <text:p>2022-06-12T18:00:00Z</text:p>
          </table:table-cell>
          <table:table-cell table:formula="of:=MID([.C88];1;10)" office:value-type="string" office:string-value="2022-06-12" calcext:value-type="string">
            <text:p>2022-06-12</text:p>
          </table:table-cell>
          <table:table-cell table:formula="of:=MID([.C8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2T21:30:00Z</text:p>
          </table:table-cell>
          <table:table-cell table:style-name="ce2" table:formula="of:=MID([.F88];1;10)" office:value-type="string" office:string-value="2022-06-12" calcext:value-type="string">
            <text:p>2022-06-12</text:p>
          </table:table-cell>
          <table:table-cell table:style-name="ce3" table:formula="of:=MID([.F8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beatles-get-back-the-rooftop-concert-12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oneyboys</text:p>
          </table:table-cell>
          <table:table-cell office:value-type="string" calcext:value-type="string">
            <text:p>2022-06-13T18:00:00Z</text:p>
          </table:table-cell>
          <table:table-cell table:formula="of:=MID([.C89];1;10)" office:value-type="string" office:string-value="2022-06-13" calcext:value-type="string">
            <text:p>2022-06-13</text:p>
          </table:table-cell>
          <table:table-cell table:formula="of:=MID([.C8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3T21:30:00Z</text:p>
          </table:table-cell>
          <table:table-cell table:style-name="ce2" table:formula="of:=MID([.F89];1;10)" office:value-type="string" office:string-value="2022-06-13" calcext:value-type="string">
            <text:p>2022-06-13</text:p>
          </table:table-cell>
          <table:table-cell table:style-name="ce3" table:formula="of:=MID([.F8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oneyboys-presented-by-falter-2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2022-06-14T18:00:00Z</text:p>
          </table:table-cell>
          <table:table-cell table:formula="of:=MID([.C90];1;10)" office:value-type="string" office:string-value="2022-06-14" calcext:value-type="string">
            <text:p>2022-06-14</text:p>
          </table:table-cell>
          <table:table-cell table:formula="of:=MID([.C9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4T21:30:00Z</text:p>
          </table:table-cell>
          <table:table-cell table:style-name="ce2" table:formula="of:=MID([.F90];1;10)" office:value-type="string" office:string-value="2022-06-14" calcext:value-type="string">
            <text:p>2022-06-14</text:p>
          </table:table-cell>
          <table:table-cell table:style-name="ce3" table:formula="of:=MID([.F9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amb-presented-by-slash-filmfestival-14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er Bauer und der Bobo</text:p>
          </table:table-cell>
          <table:table-cell office:value-type="string" calcext:value-type="string">
            <text:p>2022-06-15T18:00:00Z</text:p>
          </table:table-cell>
          <table:table-cell table:formula="of:=MID([.C91];1;10)" office:value-type="string" office:string-value="2022-06-15" calcext:value-type="string">
            <text:p>2022-06-15</text:p>
          </table:table-cell>
          <table:table-cell table:formula="of:=MID([.C9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5T21:30:00Z</text:p>
          </table:table-cell>
          <table:table-cell table:style-name="ce2" table:formula="of:=MID([.F91];1;10)" office:value-type="string" office:string-value="2022-06-15" calcext:value-type="string">
            <text:p>2022-06-15</text:p>
          </table:table-cell>
          <table:table-cell table:style-name="ce3" table:formula="of:=MID([.F9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er-bauer-und-der-bobo-15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abiye Kurnaz Gegen George W. Bush</text:p>
          </table:table-cell>
          <table:table-cell office:value-type="string" calcext:value-type="string">
            <text:p>2022-06-16T18:00:00Z</text:p>
          </table:table-cell>
          <table:table-cell table:formula="of:=MID([.C92];1;10)" office:value-type="string" office:string-value="2022-06-16" calcext:value-type="string">
            <text:p>2022-06-16</text:p>
          </table:table-cell>
          <table:table-cell table:formula="of:=MID([.C9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6T21:30:00Z</text:p>
          </table:table-cell>
          <table:table-cell table:style-name="ce2" table:formula="of:=MID([.F92];1;10)" office:value-type="string" office:string-value="2022-06-16" calcext:value-type="string">
            <text:p>2022-06-16</text:p>
          </table:table-cell>
          <table:table-cell table:style-name="ce3" table:formula="of:=MID([.F9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abiye-kurnaz-gegen-george-w-bush-1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ast Night in Soho</text:p>
          </table:table-cell>
          <table:table-cell office:value-type="string" calcext:value-type="string">
            <text:p>2022-06-17T18:00:00Z</text:p>
          </table:table-cell>
          <table:table-cell table:formula="of:=MID([.C93];1;10)" office:value-type="string" office:string-value="2022-06-17" calcext:value-type="string">
            <text:p>2022-06-17</text:p>
          </table:table-cell>
          <table:table-cell table:formula="of:=MID([.C9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7T21:30:00Z</text:p>
          </table:table-cell>
          <table:table-cell table:style-name="ce2" table:formula="of:=MID([.F93];1;10)" office:value-type="string" office:string-value="2022-06-17" calcext:value-type="string">
            <text:p>2022-06-17</text:p>
          </table:table-cell>
          <table:table-cell table:style-name="ce3" table:formula="of:=MID([.F9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ast-night-in-soho-17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elfast</text:p>
          </table:table-cell>
          <table:table-cell office:value-type="string" calcext:value-type="string">
            <text:p>2022-06-18T18:00:00Z</text:p>
          </table:table-cell>
          <table:table-cell table:formula="of:=MID([.C94];1;10)" office:value-type="string" office:string-value="2022-06-18" calcext:value-type="string">
            <text:p>2022-06-18</text:p>
          </table:table-cell>
          <table:table-cell table:formula="of:=MID([.C9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8T21:30:00Z</text:p>
          </table:table-cell>
          <table:table-cell table:style-name="ce2" table:formula="of:=MID([.F94];1;10)" office:value-type="string" office:string-value="2022-06-18" calcext:value-type="string">
            <text:p>2022-06-18</text:p>
          </table:table-cell>
          <table:table-cell table:style-name="ce3" table:formula="of:=MID([.F9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belfast-18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James Bond - No Time to Die</text:p>
          </table:table-cell>
          <table:table-cell office:value-type="string" calcext:value-type="string">
            <text:p>2022-06-19T18:00:00Z</text:p>
          </table:table-cell>
          <table:table-cell table:formula="of:=MID([.C95];1;10)" office:value-type="string" office:string-value="2022-06-19" calcext:value-type="string">
            <text:p>2022-06-19</text:p>
          </table:table-cell>
          <table:table-cell table:formula="of:=MID([.C9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19T21:30:00Z</text:p>
          </table:table-cell>
          <table:table-cell table:style-name="ce2" table:formula="of:=MID([.F95];1;10)" office:value-type="string" office:string-value="2022-06-19" calcext:value-type="string">
            <text:p>2022-06-19</text:p>
          </table:table-cell>
          <table:table-cell table:style-name="ce3" table:formula="of:=MID([.F9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james-bond-keine-zeit-zu-sterben-19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ompartiment N°6</text:p>
          </table:table-cell>
          <table:table-cell office:value-type="string" calcext:value-type="string">
            <text:p>2022-06-20T18:00:00Z</text:p>
          </table:table-cell>
          <table:table-cell table:formula="of:=MID([.C96];1;10)" office:value-type="string" office:string-value="2022-06-20" calcext:value-type="string">
            <text:p>2022-06-20</text:p>
          </table:table-cell>
          <table:table-cell table:formula="of:=MID([.C9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0T21:30:00Z</text:p>
          </table:table-cell>
          <table:table-cell table:style-name="ce2" table:formula="of:=MID([.F96];1;10)" office:value-type="string" office:string-value="2022-06-20" calcext:value-type="string">
            <text:p>2022-06-20</text:p>
          </table:table-cell>
          <table:table-cell table:style-name="ce3" table:formula="of:=MID([.F9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ompartiment-n6-presented-by-falter-2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African Territory</text:p>
          </table:table-cell>
          <table:table-cell office:value-type="string" calcext:value-type="string">
            <text:p>2022-06-21T18:00:00Z</text:p>
          </table:table-cell>
          <table:table-cell table:formula="of:=MID([.C97];1;10)" office:value-type="string" office:string-value="2022-06-21" calcext:value-type="string">
            <text:p>2022-06-21</text:p>
          </table:table-cell>
          <table:table-cell table:formula="of:=MID([.C9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1T21:30:00Z</text:p>
          </table:table-cell>
          <table:table-cell table:style-name="ce2" table:formula="of:=MID([.F97];1;10)" office:value-type="string" office:string-value="2022-06-21" calcext:value-type="string">
            <text:p>2022-06-21</text:p>
          </table:table-cell>
          <table:table-cell table:style-name="ce3" table:formula="of:=MID([.F9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african-territory-presented-by-surf-film-nacht-21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Alice Schwarzer</text:p>
          </table:table-cell>
          <table:table-cell office:value-type="string" calcext:value-type="string">
            <text:p>2022-06-22T18:00:00Z</text:p>
          </table:table-cell>
          <table:table-cell table:formula="of:=MID([.C98];1;10)" office:value-type="string" office:string-value="2022-06-22" calcext:value-type="string">
            <text:p>2022-06-22</text:p>
          </table:table-cell>
          <table:table-cell table:formula="of:=MID([.C9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2T21:30:00Z</text:p>
          </table:table-cell>
          <table:table-cell table:style-name="ce2" table:formula="of:=MID([.F98];1;10)" office:value-type="string" office:string-value="2022-06-22" calcext:value-type="string">
            <text:p>2022-06-22</text:p>
          </table:table-cell>
          <table:table-cell table:style-name="ce3" table:formula="of:=MID([.F9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alice-schwarzer-22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French Exit</text:p>
          </table:table-cell>
          <table:table-cell office:value-type="string" calcext:value-type="string">
            <text:p>2022-06-23T18:00:00Z</text:p>
          </table:table-cell>
          <table:table-cell table:formula="of:=MID([.C99];1;10)" office:value-type="string" office:string-value="2022-06-23" calcext:value-type="string">
            <text:p>2022-06-23</text:p>
          </table:table-cell>
          <table:table-cell table:formula="of:=MID([.C9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3T21:30:00Z</text:p>
          </table:table-cell>
          <table:table-cell table:style-name="ce2" table:formula="of:=MID([.F99];1;10)" office:value-type="string" office:string-value="2022-06-23" calcext:value-type="string">
            <text:p>2022-06-23</text:p>
          </table:table-cell>
          <table:table-cell table:style-name="ce3" table:formula="of:=MID([.F9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french-exit-23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hostbusters: Legacy</text:p>
          </table:table-cell>
          <table:table-cell office:value-type="string" calcext:value-type="string">
            <text:p>2022-06-24T18:00:00Z</text:p>
          </table:table-cell>
          <table:table-cell table:formula="of:=MID([.C100];1;10)" office:value-type="string" office:string-value="2022-06-24" calcext:value-type="string">
            <text:p>2022-06-24</text:p>
          </table:table-cell>
          <table:table-cell table:formula="of:=MID([.C10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4T21:30:00Z</text:p>
          </table:table-cell>
          <table:table-cell table:style-name="ce2" table:formula="of:=MID([.F100];1;10)" office:value-type="string" office:string-value="2022-06-24" calcext:value-type="string">
            <text:p>2022-06-24</text:p>
          </table:table-cell>
          <table:table-cell table:style-name="ce3" table:formula="of:=MID([.F10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hostbusters-legacy-24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Northman</text:p>
          </table:table-cell>
          <table:table-cell office:value-type="string" calcext:value-type="string">
            <text:p>2022-06-25T18:00:00Z</text:p>
          </table:table-cell>
          <table:table-cell table:formula="of:=MID([.C101];1;10)" office:value-type="string" office:string-value="2022-06-25" calcext:value-type="string">
            <text:p>2022-06-25</text:p>
          </table:table-cell>
          <table:table-cell table:formula="of:=MID([.C10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5T21:30:00Z</text:p>
          </table:table-cell>
          <table:table-cell table:style-name="ce2" table:formula="of:=MID([.F101];1;10)" office:value-type="string" office:string-value="2022-06-25" calcext:value-type="string">
            <text:p>2022-06-25</text:p>
          </table:table-cell>
          <table:table-cell table:style-name="ce3" table:formula="of:=MID([.F10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northman-25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2022-06-26T18:00:00Z</text:p>
          </table:table-cell>
          <table:table-cell table:formula="of:=MID([.C102];1;10)" office:value-type="string" office:string-value="2022-06-26" calcext:value-type="string">
            <text:p>2022-06-26</text:p>
          </table:table-cell>
          <table:table-cell table:formula="of:=MID([.C10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6T21:30:00Z</text:p>
          </table:table-cell>
          <table:table-cell table:style-name="ce2" table:formula="of:=MID([.F102];1;10)" office:value-type="string" office:string-value="2022-06-26" calcext:value-type="string">
            <text:p>2022-06-26</text:p>
          </table:table-cell>
          <table:table-cell table:style-name="ce3" table:formula="of:=MID([.F10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espect-presented-by-radio-wien-26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o in Paris die Sonne aufgeht</text:p>
          </table:table-cell>
          <table:table-cell office:value-type="string" calcext:value-type="string">
            <text:p>2022-06-27T18:00:00Z</text:p>
          </table:table-cell>
          <table:table-cell table:formula="of:=MID([.C103];1;10)" office:value-type="string" office:string-value="2022-06-27" calcext:value-type="string">
            <text:p>2022-06-27</text:p>
          </table:table-cell>
          <table:table-cell table:formula="of:=MID([.C10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7T21:30:00Z</text:p>
          </table:table-cell>
          <table:table-cell table:style-name="ce2" table:formula="of:=MID([.F103];1;10)" office:value-type="string" office:string-value="2022-06-27" calcext:value-type="string">
            <text:p>2022-06-27</text:p>
          </table:table-cell>
          <table:table-cell table:style-name="ce3" table:formula="of:=MID([.F10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o-in-paris-die-sonne-aufgeht-presented-by-falter-13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2022-06-28T18:00:00Z</text:p>
          </table:table-cell>
          <table:table-cell table:formula="of:=MID([.C104];1;10)" office:value-type="string" office:string-value="2022-06-28" calcext:value-type="string">
            <text:p>2022-06-28</text:p>
          </table:table-cell>
          <table:table-cell table:formula="of:=MID([.C10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8T21:30:00Z</text:p>
          </table:table-cell>
          <table:table-cell table:style-name="ce2" table:formula="of:=MID([.F104];1;10)" office:value-type="string" office:string-value="2022-06-28" calcext:value-type="string">
            <text:p>2022-06-28</text:p>
          </table:table-cell>
          <table:table-cell table:style-name="ce3" table:formula="of:=MID([.F10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pencer-28-06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ie Dohnal</text:p>
          </table:table-cell>
          <table:table-cell office:value-type="string" calcext:value-type="string">
            <text:p>2022-06-29T18:00:00Z</text:p>
          </table:table-cell>
          <table:table-cell table:formula="of:=MID([.C105];1;10)" office:value-type="string" office:string-value="2022-06-29" calcext:value-type="string">
            <text:p>2022-06-29</text:p>
          </table:table-cell>
          <table:table-cell table:formula="of:=MID([.C10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29T21:30:00Z</text:p>
          </table:table-cell>
          <table:table-cell table:style-name="ce2" table:formula="of:=MID([.F105];1;10)" office:value-type="string" office:string-value="2022-06-29" calcext:value-type="string">
            <text:p>2022-06-29</text:p>
          </table:table-cell>
          <table:table-cell table:style-name="ce3" table:formula="of:=MID([.F10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ie-dohnal-presented-by-stop-stadtteil-ohne-partnergewalt-29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Verstehen Sie die Beliers? </text:p>
          </table:table-cell>
          <table:table-cell office:value-type="string" calcext:value-type="string">
            <text:p>2022-06-30T18:00:00Z</text:p>
          </table:table-cell>
          <table:table-cell table:formula="of:=MID([.C106];1;10)" office:value-type="string" office:string-value="2022-06-30" calcext:value-type="string">
            <text:p>2022-06-30</text:p>
          </table:table-cell>
          <table:table-cell table:formula="of:=MID([.C10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6-30T21:30:00Z</text:p>
          </table:table-cell>
          <table:table-cell table:style-name="ce2" table:formula="of:=MID([.F106];1;10)" office:value-type="string" office:string-value="2022-06-30" calcext:value-type="string">
            <text:p>2022-06-30</text:p>
          </table:table-cell>
          <table:table-cell table:style-name="ce3" table:formula="of:=MID([.F10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verstehen-sie-die-b%C3%A8liers-30-06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French Dispatch</text:p>
          </table:table-cell>
          <table:table-cell office:value-type="string" calcext:value-type="string">
            <text:p>2022-07-01T18:00:00Z</text:p>
          </table:table-cell>
          <table:table-cell table:formula="of:=MID([.C107];1;10)" office:value-type="string" office:string-value="2022-07-01" calcext:value-type="string">
            <text:p>2022-07-01</text:p>
          </table:table-cell>
          <table:table-cell table:formula="of:=MID([.C10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1T21:30:00Z</text:p>
          </table:table-cell>
          <table:table-cell table:style-name="ce2" table:formula="of:=MID([.F107];1;10)" office:value-type="string" office:string-value="2022-07-01" calcext:value-type="string">
            <text:p>2022-07-01</text:p>
          </table:table-cell>
          <table:table-cell table:style-name="ce3" table:formula="of:=MID([.F10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french-dispatch-0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King Richard</text:p>
          </table:table-cell>
          <table:table-cell office:value-type="string" calcext:value-type="string">
            <text:p>2022-07-02T18:00:00Z</text:p>
          </table:table-cell>
          <table:table-cell table:formula="of:=MID([.C108];1;10)" office:value-type="string" office:string-value="2022-07-02" calcext:value-type="string">
            <text:p>2022-07-02</text:p>
          </table:table-cell>
          <table:table-cell table:formula="of:=MID([.C10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2T21:30:00Z</text:p>
          </table:table-cell>
          <table:table-cell table:style-name="ce2" table:formula="of:=MID([.F108];1;10)" office:value-type="string" office:string-value="2022-07-02" calcext:value-type="string">
            <text:p>2022-07-02</text:p>
          </table:table-cell>
          <table:table-cell table:style-name="ce3" table:formula="of:=MID([.F10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king-richard-0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Father</text:p>
          </table:table-cell>
          <table:table-cell office:value-type="string" calcext:value-type="string">
            <text:p>2022-07-03T18:00:00Z</text:p>
          </table:table-cell>
          <table:table-cell table:formula="of:=MID([.C109];1;10)" office:value-type="string" office:string-value="2022-07-03" calcext:value-type="string">
            <text:p>2022-07-03</text:p>
          </table:table-cell>
          <table:table-cell table:formula="of:=MID([.C10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3T21:30:00Z</text:p>
          </table:table-cell>
          <table:table-cell table:style-name="ce2" table:formula="of:=MID([.F109];1;10)" office:value-type="string" office:string-value="2022-07-03" calcext:value-type="string">
            <text:p>2022-07-03</text:p>
          </table:table-cell>
          <table:table-cell table:style-name="ce3" table:formula="of:=MID([.F10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father-03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adres Paralelas</text:p>
          </table:table-cell>
          <table:table-cell office:value-type="string" calcext:value-type="string">
            <text:p>2022-07-04T18:00:00Z</text:p>
          </table:table-cell>
          <table:table-cell table:formula="of:=MID([.C110];1;10)" office:value-type="string" office:string-value="2022-07-04" calcext:value-type="string">
            <text:p>2022-07-04</text:p>
          </table:table-cell>
          <table:table-cell table:formula="of:=MID([.C11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4T21:30:00Z</text:p>
          </table:table-cell>
          <table:table-cell table:style-name="ce2" table:formula="of:=MID([.F110];1;10)" office:value-type="string" office:string-value="2022-07-04" calcext:value-type="string">
            <text:p>2022-07-04</text:p>
          </table:table-cell>
          <table:table-cell table:style-name="ce3" table:formula="of:=MID([.F11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adres-paralelas-presented-by-falter-04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Pleasure</text:p>
          </table:table-cell>
          <table:table-cell office:value-type="string" calcext:value-type="string">
            <text:p>2022-07-05T18:00:00Z</text:p>
          </table:table-cell>
          <table:table-cell table:formula="of:=MID([.C111];1;10)" office:value-type="string" office:string-value="2022-07-05" calcext:value-type="string">
            <text:p>2022-07-05</text:p>
          </table:table-cell>
          <table:table-cell table:formula="of:=MID([.C11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5T21:30:00Z</text:p>
          </table:table-cell>
          <table:table-cell table:style-name="ce2" table:formula="of:=MID([.F111];1;10)" office:value-type="string" office:string-value="2022-07-05" calcext:value-type="string">
            <text:p>2022-07-05</text:p>
          </table:table-cell>
          <table:table-cell table:style-name="ce3" table:formula="of:=MID([.F11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pleasure-0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lutrausch</text:p>
          </table:table-cell>
          <table:table-cell office:value-type="string" calcext:value-type="string">
            <text:p>2022-07-06T18:00:00Z</text:p>
          </table:table-cell>
          <table:table-cell table:formula="of:=MID([.C112];1;10)" office:value-type="string" office:string-value="2022-07-06" calcext:value-type="string">
            <text:p>2022-07-06</text:p>
          </table:table-cell>
          <table:table-cell table:formula="of:=MID([.C11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6T21:30:00Z</text:p>
          </table:table-cell>
          <table:table-cell table:style-name="ce2" table:formula="of:=MID([.F112];1;10)" office:value-type="string" office:string-value="2022-07-06" calcext:value-type="string">
            <text:p>2022-07-06</text:p>
          </table:table-cell>
          <table:table-cell table:style-name="ce3" table:formula="of:=MID([.F11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irls-cant-surf-presented-by-surf-film-nacht-21-07-2022-4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iders of Justice</text:p>
          </table:table-cell>
          <table:table-cell office:value-type="string" calcext:value-type="string">
            <text:p>2022-07-07T18:00:00Z</text:p>
          </table:table-cell>
          <table:table-cell table:formula="of:=MID([.C113];1;10)" office:value-type="string" office:string-value="2022-07-07" calcext:value-type="string">
            <text:p>2022-07-07</text:p>
          </table:table-cell>
          <table:table-cell table:formula="of:=MID([.C11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7T21:30:00Z</text:p>
          </table:table-cell>
          <table:table-cell table:style-name="ce2" table:formula="of:=MID([.F113];1;10)" office:value-type="string" office:string-value="2022-07-07" calcext:value-type="string">
            <text:p>2022-07-07</text:p>
          </table:table-cell>
          <table:table-cell table:style-name="ce3" table:formula="of:=MID([.F11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iders-of-justice-helden-der-wahrscheinlichkeit-0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pider-Man: No Way Home</text:p>
          </table:table-cell>
          <table:table-cell office:value-type="string" calcext:value-type="string">
            <text:p>2022-07-08T18:00:00Z</text:p>
          </table:table-cell>
          <table:table-cell table:formula="of:=MID([.C114];1;10)" office:value-type="string" office:string-value="2022-07-08" calcext:value-type="string">
            <text:p>2022-07-08</text:p>
          </table:table-cell>
          <table:table-cell table:formula="of:=MID([.C11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8T21:30:00Z</text:p>
          </table:table-cell>
          <table:table-cell table:style-name="ce2" table:formula="of:=MID([.F114];1;10)" office:value-type="string" office:string-value="2022-07-08" calcext:value-type="string">
            <text:p>2022-07-08</text:p>
          </table:table-cell>
          <table:table-cell table:style-name="ce3" table:formula="of:=MID([.F11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pider-man-no-way-home-0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ightmare Alley</text:p>
          </table:table-cell>
          <table:table-cell office:value-type="string" calcext:value-type="string">
            <text:p>2022-07-09T18:00:00Z</text:p>
          </table:table-cell>
          <table:table-cell table:formula="of:=MID([.C115];1;10)" office:value-type="string" office:string-value="2022-07-09" calcext:value-type="string">
            <text:p>2022-07-09</text:p>
          </table:table-cell>
          <table:table-cell table:formula="of:=MID([.C11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09T21:30:00Z</text:p>
          </table:table-cell>
          <table:table-cell table:style-name="ce2" table:formula="of:=MID([.F115];1;10)" office:value-type="string" office:string-value="2022-07-09" calcext:value-type="string">
            <text:p>2022-07-09</text:p>
          </table:table-cell>
          <table:table-cell table:style-name="ce3" table:formula="of:=MID([.F11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ightmare-alley-0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ash Truck</text:p>
          </table:table-cell>
          <table:table-cell office:value-type="string" calcext:value-type="string">
            <text:p>2022-07-10T18:00:00Z</text:p>
          </table:table-cell>
          <table:table-cell table:formula="of:=MID([.C116];1;10)" office:value-type="string" office:string-value="2022-07-10" calcext:value-type="string">
            <text:p>2022-07-10</text:p>
          </table:table-cell>
          <table:table-cell table:formula="of:=MID([.C11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0T21:30:00Z</text:p>
          </table:table-cell>
          <table:table-cell table:style-name="ce2" table:formula="of:=MID([.F116];1;10)" office:value-type="string" office:string-value="2022-07-10" calcext:value-type="string">
            <text:p>2022-07-10</text:p>
          </table:table-cell>
          <table:table-cell table:style-name="ce3" table:formula="of:=MID([.F11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ash-truck-1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Come On, Come On</text:p>
          </table:table-cell>
          <table:table-cell office:value-type="string" calcext:value-type="string">
            <text:p>2022-07-11T18:00:00Z</text:p>
          </table:table-cell>
          <table:table-cell table:formula="of:=MID([.C117];1;10)" office:value-type="string" office:string-value="2022-07-11" calcext:value-type="string">
            <text:p>2022-07-11</text:p>
          </table:table-cell>
          <table:table-cell table:formula="of:=MID([.C11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1T21:30:00Z</text:p>
          </table:table-cell>
          <table:table-cell table:style-name="ce2" table:formula="of:=MID([.F117];1;10)" office:value-type="string" office:string-value="2022-07-11" calcext:value-type="string">
            <text:p>2022-07-11</text:p>
          </table:table-cell>
          <table:table-cell table:style-name="ce3" table:formula="of:=MID([.F11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come-on-come-on-presented-by-falter-1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owhere Special</text:p>
          </table:table-cell>
          <table:table-cell office:value-type="string" calcext:value-type="string">
            <text:p>2022-07-12T18:00:00Z</text:p>
          </table:table-cell>
          <table:table-cell table:formula="of:=MID([.C118];1;10)" office:value-type="string" office:string-value="2022-07-12" calcext:value-type="string">
            <text:p>2022-07-12</text:p>
          </table:table-cell>
          <table:table-cell table:formula="of:=MID([.C11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2T21:30:00Z</text:p>
          </table:table-cell>
          <table:table-cell table:style-name="ce2" table:formula="of:=MID([.F118];1;10)" office:value-type="string" office:string-value="2022-07-12" calcext:value-type="string">
            <text:p>2022-07-12</text:p>
          </table:table-cell>
          <table:table-cell table:style-name="ce3" table:formula="of:=MID([.F11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owhere-special-1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eschichten vom Franz</text:p>
          </table:table-cell>
          <table:table-cell office:value-type="string" calcext:value-type="string">
            <text:p>2022-07-13T18:00:00Z</text:p>
          </table:table-cell>
          <table:table-cell table:formula="of:=MID([.C119];1;10)" office:value-type="string" office:string-value="2022-07-13" calcext:value-type="string">
            <text:p>2022-07-13</text:p>
          </table:table-cell>
          <table:table-cell table:formula="of:=MID([.C11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3T21:30:00Z</text:p>
          </table:table-cell>
          <table:table-cell table:style-name="ce2" table:formula="of:=MID([.F119];1;10)" office:value-type="string" office:string-value="2022-07-13" calcext:value-type="string">
            <text:p>2022-07-13</text:p>
          </table:table-cell>
          <table:table-cell table:style-name="ce3" table:formula="of:=MID([.F11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family-special-geschichten-vom-franz-presented-by-b%C3%BCcherein-wien-13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underschön</text:p>
          </table:table-cell>
          <table:table-cell office:value-type="string" calcext:value-type="string">
            <text:p>2022-07-14T18:00:00Z</text:p>
          </table:table-cell>
          <table:table-cell table:formula="of:=MID([.C120];1;10)" office:value-type="string" office:string-value="2022-07-14" calcext:value-type="string">
            <text:p>2022-07-14</text:p>
          </table:table-cell>
          <table:table-cell table:formula="of:=MID([.C12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4T21:30:00Z</text:p>
          </table:table-cell>
          <table:table-cell table:style-name="ce2" table:formula="of:=MID([.F120];1;10)" office:value-type="string" office:string-value="2022-07-14" calcext:value-type="string">
            <text:p>2022-07-14</text:p>
          </table:table-cell>
          <table:table-cell table:style-name="ce3" table:formula="of:=MID([.F12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undersch%C3%B6n-2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octor Strange in the Multiverse of Madness</text:p>
          </table:table-cell>
          <table:table-cell office:value-type="string" calcext:value-type="string">
            <text:p>2022-07-15T18:00:00Z</text:p>
          </table:table-cell>
          <table:table-cell table:formula="of:=MID([.C121];1;10)" office:value-type="string" office:string-value="2022-07-15" calcext:value-type="string">
            <text:p>2022-07-15</text:p>
          </table:table-cell>
          <table:table-cell table:formula="of:=MID([.C12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5T21:30:00Z</text:p>
          </table:table-cell>
          <table:table-cell table:style-name="ce2" table:formula="of:=MID([.F121];1;10)" office:value-type="string" office:string-value="2022-07-15" calcext:value-type="string">
            <text:p>2022-07-15</text:p>
          </table:table-cell>
          <table:table-cell table:style-name="ce3" table:formula="of:=MID([.F12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octor-strange-in-the-multiverse-of-madness-1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House of Gucci</text:p>
          </table:table-cell>
          <table:table-cell office:value-type="string" calcext:value-type="string">
            <text:p>2022-07-16T18:00:00Z</text:p>
          </table:table-cell>
          <table:table-cell table:formula="of:=MID([.C122];1;10)" office:value-type="string" office:string-value="2022-07-16" calcext:value-type="string">
            <text:p>2022-07-16</text:p>
          </table:table-cell>
          <table:table-cell table:formula="of:=MID([.C12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6T21:30:00Z</text:p>
          </table:table-cell>
          <table:table-cell table:style-name="ce2" table:formula="of:=MID([.F122];1;10)" office:value-type="string" office:string-value="2022-07-16" calcext:value-type="string">
            <text:p>2022-07-16</text:p>
          </table:table-cell>
          <table:table-cell table:style-name="ce3" table:formula="of:=MID([.F12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house-of-gucci-16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Summer of Soul</text:p>
          </table:table-cell>
          <table:table-cell office:value-type="string" calcext:value-type="string">
            <text:p>2022-07-17T18:00:00Z</text:p>
          </table:table-cell>
          <table:table-cell table:formula="of:=MID([.C123];1;10)" office:value-type="string" office:string-value="2022-07-17" calcext:value-type="string">
            <text:p>2022-07-17</text:p>
          </table:table-cell>
          <table:table-cell table:formula="of:=MID([.C12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7T21:30:00Z</text:p>
          </table:table-cell>
          <table:table-cell table:style-name="ce2" table:formula="of:=MID([.F123];1;10)" office:value-type="string" office:string-value="2022-07-17" calcext:value-type="string">
            <text:p>2022-07-17</text:p>
          </table:table-cell>
          <table:table-cell table:style-name="ce3" table:formula="of:=MID([.F12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summer-of-soul-17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Ninjababy</text:p>
          </table:table-cell>
          <table:table-cell office:value-type="string" calcext:value-type="string">
            <text:p>2022-07-18T18:00:00Z</text:p>
          </table:table-cell>
          <table:table-cell table:formula="of:=MID([.C124];1;10)" office:value-type="string" office:string-value="2022-07-18" calcext:value-type="string">
            <text:p>2022-07-18</text:p>
          </table:table-cell>
          <table:table-cell table:formula="of:=MID([.C12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8T21:30:00Z</text:p>
          </table:table-cell>
          <table:table-cell table:style-name="ce2" table:formula="of:=MID([.F124];1;10)" office:value-type="string" office:string-value="2022-07-18" calcext:value-type="string">
            <text:p>2022-07-18</text:p>
          </table:table-cell>
          <table:table-cell table:style-name="ce3" table:formula="of:=MID([.F12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ninjababy-presented-by-falter-1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Innocents</text:p>
          </table:table-cell>
          <table:table-cell office:value-type="string" calcext:value-type="string">
            <text:p>2022-07-19T18:00:00Z</text:p>
          </table:table-cell>
          <table:table-cell table:formula="of:=MID([.C125];1;10)" office:value-type="string" office:string-value="2022-07-19" calcext:value-type="string">
            <text:p>2022-07-19</text:p>
          </table:table-cell>
          <table:table-cell table:formula="of:=MID([.C12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19T21:30:00Z</text:p>
          </table:table-cell>
          <table:table-cell table:style-name="ce2" table:formula="of:=MID([.F125];1;10)" office:value-type="string" office:string-value="2022-07-19" calcext:value-type="string">
            <text:p>2022-07-19</text:p>
          </table:table-cell>
          <table:table-cell table:style-name="ce3" table:formula="of:=MID([.F12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innocents-presented-by-slash-filmfestival-1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Luzifer</text:p>
          </table:table-cell>
          <table:table-cell office:value-type="string" calcext:value-type="string">
            <text:p>2022-07-20T18:00:00Z</text:p>
          </table:table-cell>
          <table:table-cell table:formula="of:=MID([.C126];1;10)" office:value-type="string" office:string-value="2022-07-20" calcext:value-type="string">
            <text:p>2022-07-20</text:p>
          </table:table-cell>
          <table:table-cell table:formula="of:=MID([.C12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0T21:30:00Z</text:p>
          </table:table-cell>
          <table:table-cell table:style-name="ce2" table:formula="of:=MID([.F126];1;10)" office:value-type="string" office:string-value="2022-07-20" calcext:value-type="string">
            <text:p>2022-07-20</text:p>
          </table:table-cell>
          <table:table-cell table:style-name="ce3" table:formula="of:=MID([.F12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uzifer-2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Girls Can't Surf</text:p>
          </table:table-cell>
          <table:table-cell office:value-type="string" calcext:value-type="string">
            <text:p>2022-07-21T18:00:00Z</text:p>
          </table:table-cell>
          <table:table-cell table:formula="of:=MID([.C127];1;10)" office:value-type="string" office:string-value="2022-07-21" calcext:value-type="string">
            <text:p>2022-07-21</text:p>
          </table:table-cell>
          <table:table-cell table:formula="of:=MID([.C12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1T21:30:00Z</text:p>
          </table:table-cell>
          <table:table-cell table:style-name="ce2" table:formula="of:=MID([.F127];1;10)" office:value-type="string" office:string-value="2022-07-21" calcext:value-type="string">
            <text:p>2022-07-21</text:p>
          </table:table-cell>
          <table:table-cell table:style-name="ce3" table:formula="of:=MID([.F12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girls-cant-surf-presented-by-surf-film-nacht-21-07-2022-4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e Batman</text:p>
          </table:table-cell>
          <table:table-cell office:value-type="string" calcext:value-type="string">
            <text:p>2022-07-22T18:00:00Z</text:p>
          </table:table-cell>
          <table:table-cell table:formula="of:=MID([.C128];1;10)" office:value-type="string" office:string-value="2022-07-22" calcext:value-type="string">
            <text:p>2022-07-22</text:p>
          </table:table-cell>
          <table:table-cell table:formula="of:=MID([.C128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2T21:30:00Z</text:p>
          </table:table-cell>
          <table:table-cell table:style-name="ce2" table:formula="of:=MID([.F128];1;10)" office:value-type="string" office:string-value="2022-07-22" calcext:value-type="string">
            <text:p>2022-07-22</text:p>
          </table:table-cell>
          <table:table-cell table:style-name="ce3" table:formula="of:=MID([.F128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batman-22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2022-07-23T18:00:00Z</text:p>
          </table:table-cell>
          <table:table-cell table:formula="of:=MID([.C129];1;10)" office:value-type="string" office:string-value="2022-07-23" calcext:value-type="string">
            <text:p>2022-07-23</text:p>
          </table:table-cell>
          <table:table-cell table:formula="of:=MID([.C12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3T21:30:00Z</text:p>
          </table:table-cell>
          <table:table-cell table:style-name="ce2" table:formula="of:=MID([.F129];1;10)" office:value-type="string" office:string-value="2022-07-23" calcext:value-type="string">
            <text:p>2022-07-23</text:p>
          </table:table-cell>
          <table:table-cell table:style-name="ce3" table:formula="of:=MID([.F129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luzifer-20-07-2022-3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West Side Story</text:p>
          </table:table-cell>
          <table:table-cell office:value-type="string" calcext:value-type="string">
            <text:p>2022-07-24T18:00:00Z</text:p>
          </table:table-cell>
          <table:table-cell table:formula="of:=MID([.C130];1;10)" office:value-type="string" office:string-value="2022-07-24" calcext:value-type="string">
            <text:p>2022-07-24</text:p>
          </table:table-cell>
          <table:table-cell table:formula="of:=MID([.C13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4T21:30:00Z</text:p>
          </table:table-cell>
          <table:table-cell table:style-name="ce2" table:formula="of:=MID([.F130];1;10)" office:value-type="string" office:string-value="2022-07-24" calcext:value-type="string">
            <text:p>2022-07-24</text:p>
          </table:table-cell>
          <table:table-cell table:style-name="ce3" table:formula="of:=MID([.F130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west-side-story-presented-by-radio-wien-24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rive my Car</text:p>
          </table:table-cell>
          <table:table-cell office:value-type="string" calcext:value-type="string">
            <text:p>2022-07-25T18:00:00Z</text:p>
          </table:table-cell>
          <table:table-cell table:formula="of:=MID([.C131];1;10)" office:value-type="string" office:string-value="2022-07-25" calcext:value-type="string">
            <text:p>2022-07-25</text:p>
          </table:table-cell>
          <table:table-cell table:formula="of:=MID([.C13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5T21:30:00Z</text:p>
          </table:table-cell>
          <table:table-cell table:style-name="ce2" table:formula="of:=MID([.F131];1;10)" office:value-type="string" office:string-value="2022-07-25" calcext:value-type="string">
            <text:p>2022-07-25</text:p>
          </table:table-cell>
          <table:table-cell table:style-name="ce3" table:formula="of:=MID([.F131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drive-my-car-presented-by-falter-25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Der Schlimmste Mensch der Welt</text:p>
          </table:table-cell>
          <table:table-cell office:value-type="string" calcext:value-type="string">
            <text:p>2022-07-26T18:00:00Z</text:p>
          </table:table-cell>
          <table:table-cell table:formula="of:=MID([.C132];1;10)" office:value-type="string" office:string-value="2022-07-26" calcext:value-type="string">
            <text:p>2022-07-26</text:p>
          </table:table-cell>
          <table:table-cell table:formula="of:=MID([.C13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6T21:30:00Z</text:p>
          </table:table-cell>
          <table:table-cell table:style-name="ce2" table:formula="of:=MID([.F132];1;10)" office:value-type="string" office:string-value="2022-07-26" calcext:value-type="string">
            <text:p>2022-07-26</text:p>
          </table:table-cell>
          <table:table-cell table:style-name="ce3" table:formula="of:=MID([.F132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worst-person-in-the-world-26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Black Phone</text:p>
          </table:table-cell>
          <table:table-cell office:value-type="string" calcext:value-type="string">
            <text:p>2022-07-27T18:00:00Z</text:p>
          </table:table-cell>
          <table:table-cell table:formula="of:=MID([.C133];1;10)" office:value-type="string" office:string-value="2022-07-27" calcext:value-type="string">
            <text:p>2022-07-27</text:p>
          </table:table-cell>
          <table:table-cell table:formula="of:=MID([.C13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7T21:30:00Z</text:p>
          </table:table-cell>
          <table:table-cell table:style-name="ce2" table:formula="of:=MID([.F133];1;10)" office:value-type="string" office:string-value="2022-07-27" calcext:value-type="string">
            <text:p>2022-07-27</text:p>
          </table:table-cell>
          <table:table-cell table:style-name="ce3" table:formula="of:=MID([.F133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e-worst-person-in-the-world-26-07-2022-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Monsieur Claude und sein Grosses Fest</text:p>
          </table:table-cell>
          <table:table-cell office:value-type="string" calcext:value-type="string">
            <text:p>2022-07-28T18:00:00Z</text:p>
          </table:table-cell>
          <table:table-cell table:formula="of:=MID([.C134];1;10)" office:value-type="string" office:string-value="2022-07-28" calcext:value-type="string">
            <text:p>2022-07-28</text:p>
          </table:table-cell>
          <table:table-cell table:formula="of:=MID([.C134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8T21:30:00Z</text:p>
          </table:table-cell>
          <table:table-cell table:style-name="ce2" table:formula="of:=MID([.F134];1;10)" office:value-type="string" office:string-value="2022-07-28" calcext:value-type="string">
            <text:p>2022-07-28</text:p>
          </table:table-cell>
          <table:table-cell table:style-name="ce3" table:formula="of:=MID([.F134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monsieur-claude-und-sein-grosses-fest-28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Thor: Love and Thunder</text:p>
          </table:table-cell>
          <table:table-cell office:value-type="string" calcext:value-type="string">
            <text:p>2022-07-29T18:00:00Z</text:p>
          </table:table-cell>
          <table:table-cell table:formula="of:=MID([.C135];1;10)" office:value-type="string" office:string-value="2022-07-29" calcext:value-type="string">
            <text:p>2022-07-29</text:p>
          </table:table-cell>
          <table:table-cell table:formula="of:=MID([.C135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29T21:30:00Z</text:p>
          </table:table-cell>
          <table:table-cell table:style-name="ce2" table:formula="of:=MID([.F135];1;10)" office:value-type="string" office:string-value="2022-07-29" calcext:value-type="string">
            <text:p>2022-07-29</text:p>
          </table:table-cell>
          <table:table-cell table:style-name="ce3" table:formula="of:=MID([.F135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thor-love-and-thunder-29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Everything Everywhere All at Once</text:p>
          </table:table-cell>
          <table:table-cell office:value-type="string" calcext:value-type="string">
            <text:p>2022-07-30T18:00:00Z</text:p>
          </table:table-cell>
          <table:table-cell table:formula="of:=MID([.C136];1;10)" office:value-type="string" office:string-value="2022-07-30" calcext:value-type="string">
            <text:p>2022-07-30</text:p>
          </table:table-cell>
          <table:table-cell table:formula="of:=MID([.C136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30T21:30:00Z</text:p>
          </table:table-cell>
          <table:table-cell table:style-name="ce2" table:formula="of:=MID([.F136];1;10)" office:value-type="string" office:string-value="2022-07-30" calcext:value-type="string">
            <text:p>2022-07-30</text:p>
          </table:table-cell>
          <table:table-cell table:style-name="ce3" table:formula="of:=MID([.F136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everything-everywhere-all-at-once-30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o am Dach</text:p>
          </table:table-cell>
          <table:table-cell office:value-type="string" calcext:value-type="string">
            <text:p>Rubikon</text:p>
          </table:table-cell>
          <table:table-cell office:value-type="string" calcext:value-type="string">
            <text:p>2022-07-31T18:00:00Z</text:p>
          </table:table-cell>
          <table:table-cell table:formula="of:=MID([.C137];1;10)" office:value-type="string" office:string-value="2022-07-31" calcext:value-type="string">
            <text:p>2022-07-31</text:p>
          </table:table-cell>
          <table:table-cell table:formula="of:=MID([.C137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7-31T21:30:00Z</text:p>
          </table:table-cell>
          <table:table-cell table:style-name="ce2" table:formula="of:=MID([.F137];1;10)" office:value-type="string" office:string-value="2022-07-31" calcext:value-type="string">
            <text:p>2022-07-31</text:p>
          </table:table-cell>
          <table:table-cell table:style-name="ce3" table:formula="of:=MID([.F137];12;8) + TIME(2;0;0)" office:value-type="time" office:time-value="PT23H30M00S" calcext:value-type="time">
            <text:p>23:30:00</text:p>
          </table:table-cell>
          <table:table-cell office:value-type="string" calcext:value-type="string">
            <text:p>https://tickets.kinoamdach.at/at/rubikon-31-07-2022</text:p>
          </table:table-cell>
          <table:table-cell office:value-type="string" calcext:value-type="string">
            <text:p>Cinema on the roof, Urban-Loritz-Platz 2, 107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2022-06-06T19:00:00Z</text:p>
          </table:table-cell>
          <table:table-cell table:formula="of:=MID([.C138];1;10)" office:value-type="string" office:string-value="2022-06-06" calcext:value-type="string">
            <text:p>2022-06-06</text:p>
          </table:table-cell>
          <table:table-cell table:formula="of:=MID([.C13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6T21:00:00Z</text:p>
          </table:table-cell>
          <table:table-cell table:style-name="ce2" table:formula="of:=MID([.F138];1;10)" office:value-type="string" office:string-value="2022-06-06" calcext:value-type="string">
            <text:p>2022-06-06</text:p>
          </table:table-cell>
          <table:table-cell table:style-name="ce3" table:formula="of:=MID([.F13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alien-das-unheimliche-wesen-aus-einer-fremden-welt-1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ie Körperfresser Kommen</text:p>
          </table:table-cell>
          <table:table-cell office:value-type="string" calcext:value-type="string">
            <text:p>2022-06-08T19:00:00Z</text:p>
          </table:table-cell>
          <table:table-cell table:formula="of:=MID([.C139];1;10)" office:value-type="string" office:string-value="2022-06-08" calcext:value-type="string">
            <text:p>2022-06-08</text:p>
          </table:table-cell>
          <table:table-cell table:formula="of:=MID([.C13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8T21:00:00Z</text:p>
          </table:table-cell>
          <table:table-cell table:style-name="ce2" table:formula="of:=MID([.F139];1;10)" office:value-type="string" office:string-value="2022-06-08" calcext:value-type="string">
            <text:p>2022-06-08</text:p>
          </table:table-cell>
          <table:table-cell table:style-name="ce3" table:formula="of:=MID([.F13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ie-korperfresser-kommen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as Geschah Wirklich Mit Baby Jane?</text:p>
          </table:table-cell>
          <table:table-cell office:value-type="string" calcext:value-type="string">
            <text:p>2022-06-09T19:00:00Z</text:p>
          </table:table-cell>
          <table:table-cell table:formula="of:=MID([.C140];1;10)" office:value-type="string" office:string-value="2022-06-09" calcext:value-type="string">
            <text:p>2022-06-09</text:p>
          </table:table-cell>
          <table:table-cell table:formula="of:=MID([.C14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9T21:00:00Z</text:p>
          </table:table-cell>
          <table:table-cell table:style-name="ce2" table:formula="of:=MID([.F140];1;10)" office:value-type="string" office:string-value="2022-06-09" calcext:value-type="string">
            <text:p>2022-06-09</text:p>
          </table:table-cell>
          <table:table-cell table:style-name="ce3" table:formula="of:=MID([.F14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was-geschah-wirklich-mit-baby-jane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lanet der Vampire</text:p>
          </table:table-cell>
          <table:table-cell office:value-type="string" calcext:value-type="string">
            <text:p>2022-06-09T19:00:00Z</text:p>
          </table:table-cell>
          <table:table-cell table:formula="of:=MID([.C141];1;10)" office:value-type="string" office:string-value="2022-06-09" calcext:value-type="string">
            <text:p>2022-06-09</text:p>
          </table:table-cell>
          <table:table-cell table:formula="of:=MID([.C14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09T21:00:00Z</text:p>
          </table:table-cell>
          <table:table-cell table:style-name="ce2" table:formula="of:=MID([.F141];1;10)" office:value-type="string" office:string-value="2022-06-09" calcext:value-type="string">
            <text:p>2022-06-09</text:p>
          </table:table-cell>
          <table:table-cell table:style-name="ce3" table:formula="of:=MID([.F14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lanet-der-vampire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iegenlied Für Eine Leiche</text:p>
          </table:table-cell>
          <table:table-cell office:value-type="string" calcext:value-type="string">
            <text:p>2022-06-10T19:00:00Z</text:p>
          </table:table-cell>
          <table:table-cell table:formula="of:=MID([.C142];1;10)" office:value-type="string" office:string-value="2022-06-10" calcext:value-type="string">
            <text:p>2022-06-10</text:p>
          </table:table-cell>
          <table:table-cell table:formula="of:=MID([.C14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0T21:00:00Z</text:p>
          </table:table-cell>
          <table:table-cell table:style-name="ce2" table:formula="of:=MID([.F142];1;10)" office:value-type="string" office:string-value="2022-06-10" calcext:value-type="string">
            <text:p>2022-06-10</text:p>
          </table:table-cell>
          <table:table-cell table:style-name="ce3" table:formula="of:=MID([.F14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wiegenlied-fur-eine-leiche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ave the Green Planet</text:p>
          </table:table-cell>
          <table:table-cell office:value-type="string" calcext:value-type="string">
            <text:p>2022-06-10T19:00:00Z</text:p>
          </table:table-cell>
          <table:table-cell table:formula="of:=MID([.C143];1;10)" office:value-type="string" office:string-value="2022-06-10" calcext:value-type="string">
            <text:p>2022-06-10</text:p>
          </table:table-cell>
          <table:table-cell table:formula="of:=MID([.C14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0T21:00:00Z</text:p>
          </table:table-cell>
          <table:table-cell table:style-name="ce2" table:formula="of:=MID([.F143];1;10)" office:value-type="string" office:string-value="2022-06-10" calcext:value-type="string">
            <text:p>2022-06-10</text:p>
          </table:table-cell>
          <table:table-cell table:style-name="ce3" table:formula="of:=MID([.F14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ave-the-green-planet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Thing</text:p>
          </table:table-cell>
          <table:table-cell office:value-type="string" calcext:value-type="string">
            <text:p>2022-06-11T19:00:00Z</text:p>
          </table:table-cell>
          <table:table-cell table:formula="of:=MID([.C144];1;10)" office:value-type="string" office:string-value="2022-06-11" calcext:value-type="string">
            <text:p>2022-06-11</text:p>
          </table:table-cell>
          <table:table-cell table:formula="of:=MID([.C14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1T21:00:00Z</text:p>
          </table:table-cell>
          <table:table-cell table:style-name="ce2" table:formula="of:=MID([.F144];1;10)" office:value-type="string" office:string-value="2022-06-11" calcext:value-type="string">
            <text:p>2022-06-11</text:p>
          </table:table-cell>
          <table:table-cell table:style-name="ce3" table:formula="of:=MID([.F14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the-thing-das-ding-aus-einer-anderen-welt</text:p>
          </table:table-cell>
          <table:table-cell office:value-type="string" calcext:value-type="string">
            <text:p>Bruno-Kreisky-Park, W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ilver City</text:p>
          </table:table-cell>
          <table:table-cell office:value-type="string" calcext:value-type="string">
            <text:p>2022-06-11T19:00:00Z</text:p>
          </table:table-cell>
          <table:table-cell table:formula="of:=MID([.C145];1;10)" office:value-type="string" office:string-value="2022-06-11" calcext:value-type="string">
            <text:p>2022-06-11</text:p>
          </table:table-cell>
          <table:table-cell table:formula="of:=MID([.C14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1T21:00:00Z</text:p>
          </table:table-cell>
          <table:table-cell table:style-name="ce2" table:formula="of:=MID([.F145];1;10)" office:value-type="string" office:string-value="2022-06-11" calcext:value-type="string">
            <text:p>2022-06-11</text:p>
          </table:table-cell>
          <table:table-cell table:style-name="ce3" table:formula="of:=MID([.F14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ilver-city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ulworth</text:p>
          </table:table-cell>
          <table:table-cell office:value-type="string" calcext:value-type="string">
            <text:p>2022-06-12T19:00:00Z</text:p>
          </table:table-cell>
          <table:table-cell table:formula="of:=MID([.C146];1;10)" office:value-type="string" office:string-value="2022-06-12" calcext:value-type="string">
            <text:p>2022-06-12</text:p>
          </table:table-cell>
          <table:table-cell table:formula="of:=MID([.C14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2T21:00:00Z</text:p>
          </table:table-cell>
          <table:table-cell table:style-name="ce2" table:formula="of:=MID([.F146];1;10)" office:value-type="string" office:string-value="2022-06-12" calcext:value-type="string">
            <text:p>2022-06-12</text:p>
          </table:table-cell>
          <table:table-cell table:style-name="ce3" table:formula="of:=MID([.F14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bulworth</text:p>
          </table:table-cell>
          <table:table-cell office:value-type="string" calcext:value-type="string">
            <text:p>Jodok-Fink-Platz, 10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 Of Rambow</text:p>
          </table:table-cell>
          <table:table-cell office:value-type="string" calcext:value-type="string">
            <text:p>2022-06-15T19:00:00Z</text:p>
          </table:table-cell>
          <table:table-cell table:formula="of:=MID([.C147];1;10)" office:value-type="string" office:string-value="2022-06-15" calcext:value-type="string">
            <text:p>2022-06-15</text:p>
          </table:table-cell>
          <table:table-cell table:formula="of:=MID([.C14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15T21:00:00Z</text:p>
          </table:table-cell>
          <table:table-cell table:style-name="ce2" table:formula="of:=MID([.F147];1;10)" office:value-type="string" office:string-value="2022-06-15" calcext:value-type="string">
            <text:p>2022-06-15</text:p>
          </table:table-cell>
          <table:table-cell table:style-name="ce3" table:formula="of:=MID([.F14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on-of-rambow</text:p>
          </table:table-cell>
          <table:table-cell office:value-type="string" calcext:value-type="string">
            <text:p>Reithofferpark, 1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atti Cake$ – Queen Of Rap</text:p>
          </table:table-cell>
          <table:table-cell office:value-type="string" calcext:value-type="string">
            <text:p>2022-06-23T19:00:00Z</text:p>
          </table:table-cell>
          <table:table-cell table:formula="of:=MID([.C148];1;10)" office:value-type="string" office:string-value="2022-06-23" calcext:value-type="string">
            <text:p>2022-06-23</text:p>
          </table:table-cell>
          <table:table-cell table:formula="of:=MID([.C14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23T21:00:00Z</text:p>
          </table:table-cell>
          <table:table-cell table:style-name="ce2" table:formula="of:=MID([.F148];1;10)" office:value-type="string" office:string-value="2022-06-23" calcext:value-type="string">
            <text:p>2022-06-23</text:p>
          </table:table-cell>
          <table:table-cell table:style-name="ce3" table:formula="of:=MID([.F14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atti-cake-queen-of-rap</text:p>
          </table:table-cell>
          <table:table-cell office:value-type="string" calcext:value-type="string">
            <text:p>Polgarstraße 24, 1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Kiss Me Kosher</text:p>
          </table:table-cell>
          <table:table-cell office:value-type="string" calcext:value-type="string">
            <text:p>2022-06-24T19:00:00Z</text:p>
          </table:table-cell>
          <table:table-cell table:formula="of:=MID([.C149];1;10)" office:value-type="string" office:string-value="2022-06-24" calcext:value-type="string">
            <text:p>2022-06-24</text:p>
          </table:table-cell>
          <table:table-cell table:formula="of:=MID([.C14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6-24T21:00:00Z</text:p>
          </table:table-cell>
          <table:table-cell table:style-name="ce2" table:formula="of:=MID([.F149];1;10)" office:value-type="string" office:string-value="2022-06-24" calcext:value-type="string">
            <text:p>2022-06-24</text:p>
          </table:table-cell>
          <table:table-cell table:style-name="ce3" table:formula="of:=MID([.F14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kiss-me-kosher</text:p>
          </table:table-cell>
          <table:table-cell office:value-type="string" calcext:value-type="string">
            <text:p>Der Wildgarten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onbass</text:p>
          </table:table-cell>
          <table:table-cell office:value-type="string" calcext:value-type="string">
            <text:p>2022-07-01T19:00:00Z</text:p>
          </table:table-cell>
          <table:table-cell table:formula="of:=MID([.C150];1;10)" office:value-type="string" office:string-value="2022-07-01" calcext:value-type="string">
            <text:p>2022-07-01</text:p>
          </table:table-cell>
          <table:table-cell table:formula="of:=MID([.C15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1T21:00:00Z</text:p>
          </table:table-cell>
          <table:table-cell table:style-name="ce2" table:formula="of:=MID([.F150];1;10)" office:value-type="string" office:string-value="2022-07-01" calcext:value-type="string">
            <text:p>2022-07-01</text:p>
          </table:table-cell>
          <table:table-cell table:style-name="ce3" table:formula="of:=MID([.F15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onbass</text:p>
          </table:table-cell>
          <table:table-cell office:value-type="string" calcext:value-type="string">
            <text:p>Meidlinger Platzl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Schönste Tag</text:p>
          </table:table-cell>
          <table:table-cell office:value-type="string" calcext:value-type="string">
            <text:p>2022-07-02T19:00:00Z</text:p>
          </table:table-cell>
          <table:table-cell table:formula="of:=MID([.C151];1;10)" office:value-type="string" office:string-value="2022-07-02" calcext:value-type="string">
            <text:p>2022-07-02</text:p>
          </table:table-cell>
          <table:table-cell table:formula="of:=MID([.C15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2T21:00:00Z</text:p>
          </table:table-cell>
          <table:table-cell table:style-name="ce2" table:formula="of:=MID([.F151];1;10)" office:value-type="string" office:string-value="2022-07-02" calcext:value-type="string">
            <text:p>2022-07-02</text:p>
          </table:table-cell>
          <table:table-cell table:style-name="ce3" table:formula="of:=MID([.F15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schonste-tag</text:p>
          </table:table-cell>
          <table:table-cell office:value-type="string" calcext:value-type="string">
            <text:p>Matteottiplatz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derveranstaltung: Sonne</text:p>
          </table:table-cell>
          <table:table-cell office:value-type="string" calcext:value-type="string">
            <text:p>2022-07-07T19:00:00Z</text:p>
          </table:table-cell>
          <table:table-cell table:formula="of:=MID([.C152];1;10)" office:value-type="string" office:string-value="2022-07-07" calcext:value-type="string">
            <text:p>2022-07-07</text:p>
          </table:table-cell>
          <table:table-cell table:formula="of:=MID([.C15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152];1;10)" office:value-type="string" office:string-value="2022-07-07" calcext:value-type="string">
            <text:p>2022-07-07</text:p>
          </table:table-cell>
          <table:table-cell table:style-name="ce3" table:formula="of:=MID([.F15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onderveranstaltung-sonne</text:p>
          </table:table-cell>
          <table:table-cell office:value-type="string" calcext:value-type="string">
            <text:p>Reithofferpark, 1150\\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pione Undercover</text:p>
          </table:table-cell>
          <table:table-cell office:value-type="string" calcext:value-type="string">
            <text:p>2022-07-07T19:00:00Z</text:p>
          </table:table-cell>
          <table:table-cell table:formula="of:=MID([.C153];1;10)" office:value-type="string" office:string-value="2022-07-07" calcext:value-type="string">
            <text:p>2022-07-07</text:p>
          </table:table-cell>
          <table:table-cell table:formula="of:=MID([.C15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7T21:00:00Z</text:p>
          </table:table-cell>
          <table:table-cell table:style-name="ce2" table:formula="of:=MID([.F153];1;10)" office:value-type="string" office:string-value="2022-07-07" calcext:value-type="string">
            <text:p>2022-07-07</text:p>
          </table:table-cell>
          <table:table-cell table:style-name="ce3" table:formula="of:=MID([.F15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spione-undercover</text:p>
          </table:table-cell>
          <table:table-cell office:value-type="string" calcext:value-type="string">
            <text:p>Leberweg, 11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Schein Trügt</text:p>
          </table:table-cell>
          <table:table-cell office:value-type="string" calcext:value-type="string">
            <text:p>2022-07-08T19:00:00Z</text:p>
          </table:table-cell>
          <table:table-cell table:formula="of:=MID([.C154];1;10)" office:value-type="string" office:string-value="2022-07-08" calcext:value-type="string">
            <text:p>2022-07-08</text:p>
          </table:table-cell>
          <table:table-cell table:formula="of:=MID([.C154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8T21:00:00Z</text:p>
          </table:table-cell>
          <table:table-cell table:style-name="ce2" table:formula="of:=MID([.F154];1;10)" office:value-type="string" office:string-value="2022-07-08" calcext:value-type="string">
            <text:p>2022-07-08</text:p>
          </table:table-cell>
          <table:table-cell table:style-name="ce3" table:formula="of:=MID([.F154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schein-trugt</text:p>
          </table:table-cell>
          <table:table-cell office:value-type="string" calcext:value-type="string">
            <text:p>Yppengasse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Mann, Der Seine Haut Verkaufte</text:p>
          </table:table-cell>
          <table:table-cell office:value-type="string" calcext:value-type="string">
            <text:p>2022-07-09T19:00:00Z</text:p>
          </table:table-cell>
          <table:table-cell table:formula="of:=MID([.C155];1;10)" office:value-type="string" office:string-value="2022-07-09" calcext:value-type="string">
            <text:p>2022-07-09</text:p>
          </table:table-cell>
          <table:table-cell table:formula="of:=MID([.C155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09T21:00:00Z</text:p>
          </table:table-cell>
          <table:table-cell table:style-name="ce2" table:formula="of:=MID([.F155];1;10)" office:value-type="string" office:string-value="2022-07-09" calcext:value-type="string">
            <text:p>2022-07-09</text:p>
          </table:table-cell>
          <table:table-cell table:style-name="ce3" table:formula="of:=MID([.F155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mann-der-seine-haut-verkaufte</text:p>
          </table:table-cell>
          <table:table-cell office:value-type="string" calcext:value-type="string">
            <text:p>Yppengasse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Halt Auf Freier Strecke</text:p>
          </table:table-cell>
          <table:table-cell office:value-type="string" calcext:value-type="string">
            <text:p>2022-07-14T19:00:00Z</text:p>
          </table:table-cell>
          <table:table-cell table:formula="of:=MID([.C156];1;10)" office:value-type="string" office:string-value="2022-07-14" calcext:value-type="string">
            <text:p>2022-07-14</text:p>
          </table:table-cell>
          <table:table-cell table:formula="of:=MID([.C156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4T21:00:00Z</text:p>
          </table:table-cell>
          <table:table-cell table:style-name="ce2" table:formula="of:=MID([.F156];1;10)" office:value-type="string" office:string-value="2022-07-14" calcext:value-type="string">
            <text:p>2022-07-14</text:p>
          </table:table-cell>
          <table:table-cell table:style-name="ce3" table:formula="of:=MID([.F156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halt-auf-freier-strecke</text:p>
          </table:table-cell>
          <table:table-cell office:value-type="string" calcext:value-type="string">
            <text:p>Arenbergpark, 1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Palm Springs</text:p>
          </table:table-cell>
          <table:table-cell office:value-type="string" calcext:value-type="string">
            <text:p>2022-07-15T19:00:00Z</text:p>
          </table:table-cell>
          <table:table-cell table:formula="of:=MID([.C157];1;10)" office:value-type="string" office:string-value="2022-07-15" calcext:value-type="string">
            <text:p>2022-07-15</text:p>
          </table:table-cell>
          <table:table-cell table:formula="of:=MID([.C157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5T21:00:00Z</text:p>
          </table:table-cell>
          <table:table-cell table:style-name="ce2" table:formula="of:=MID([.F157];1;10)" office:value-type="string" office:string-value="2022-07-15" calcext:value-type="string">
            <text:p>2022-07-15</text:p>
          </table:table-cell>
          <table:table-cell table:style-name="ce3" table:formula="of:=MID([.F157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palm-springs</text:p>
          </table:table-cell>
          <table:table-cell office:value-type="string" calcext:value-type="string">
            <text:p>Mitterhofergasse 2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nderveranstaltung: Lovecut</text:p>
          </table:table-cell>
          <table:table-cell office:value-type="string" calcext:value-type="string">
            <text:p>2022-07-19T19:00:00Z</text:p>
          </table:table-cell>
          <table:table-cell table:formula="of:=MID([.C158];1;10)" office:value-type="string" office:string-value="2022-07-19" calcext:value-type="string">
            <text:p>2022-07-19</text:p>
          </table:table-cell>
          <table:table-cell table:formula="of:=MID([.C158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19T21:00:00Z</text:p>
          </table:table-cell>
          <table:table-cell table:style-name="ce2" table:formula="of:=MID([.F158];1;10)" office:value-type="string" office:string-value="2022-07-19" calcext:value-type="string">
            <text:p>2022-07-19</text:p>
          </table:table-cell>
          <table:table-cell table:style-name="ce3" table:formula="of:=MID([.F158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lovecut</text:p>
          </table:table-cell>
          <table:table-cell office:value-type="string" calcext:value-type="string">
            <text:p>USUS AM WASSER, 1210\\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Curveball - Wir Machen Die Wahrheit</text:p>
          </table:table-cell>
          <table:table-cell office:value-type="string" calcext:value-type="string">
            <text:p>2022-07-22T19:00:00Z</text:p>
          </table:table-cell>
          <table:table-cell table:formula="of:=MID([.C159];1;10)" office:value-type="string" office:string-value="2022-07-22" calcext:value-type="string">
            <text:p>2022-07-22</text:p>
          </table:table-cell>
          <table:table-cell table:formula="of:=MID([.C159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2T21:00:00Z</text:p>
          </table:table-cell>
          <table:table-cell table:style-name="ce2" table:formula="of:=MID([.F159];1;10)" office:value-type="string" office:string-value="2022-07-22" calcext:value-type="string">
            <text:p>2022-07-22</text:p>
          </table:table-cell>
          <table:table-cell table:style-name="ce3" table:formula="of:=MID([.F159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curveball-wir-machen-die-wahrheit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as Land Meines Vaters</text:p>
          </table:table-cell>
          <table:table-cell office:value-type="string" calcext:value-type="string">
            <text:p>2022-07-23T19:00:00Z</text:p>
          </table:table-cell>
          <table:table-cell table:formula="of:=MID([.C160];1;10)" office:value-type="string" office:string-value="2022-07-23" calcext:value-type="string">
            <text:p>2022-07-23</text:p>
          </table:table-cell>
          <table:table-cell table:formula="of:=MID([.C160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3T21:00:00Z</text:p>
          </table:table-cell>
          <table:table-cell table:style-name="ce2" table:formula="of:=MID([.F160];1;10)" office:value-type="string" office:string-value="2022-07-23" calcext:value-type="string">
            <text:p>2022-07-23</text:p>
          </table:table-cell>
          <table:table-cell table:style-name="ce3" table:formula="of:=MID([.F160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as-land-meines-vaters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Glanz Der Unsichtbaren</text:p>
          </table:table-cell>
          <table:table-cell office:value-type="string" calcext:value-type="string">
            <text:p>2022-07-28T19:00:00Z</text:p>
          </table:table-cell>
          <table:table-cell table:formula="of:=MID([.C161];1;10)" office:value-type="string" office:string-value="2022-07-28" calcext:value-type="string">
            <text:p>2022-07-28</text:p>
          </table:table-cell>
          <table:table-cell table:formula="of:=MID([.C161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8T21:00:00Z</text:p>
          </table:table-cell>
          <table:table-cell table:style-name="ce2" table:formula="of:=MID([.F161];1;10)" office:value-type="string" office:string-value="2022-07-28" calcext:value-type="string">
            <text:p>2022-07-28</text:p>
          </table:table-cell>
          <table:table-cell table:style-name="ce3" table:formula="of:=MID([.F161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der-glanz-der-unsichtbaren</text:p>
          </table:table-cell>
          <table:table-cell office:value-type="string" calcext:value-type="string">
            <text:p>Putzendopplergasse 4\\n1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Nowhere Special</text:p>
          </table:table-cell>
          <table:table-cell office:value-type="string" calcext:value-type="string">
            <text:p>2022-07-29T19:00:00Z</text:p>
          </table:table-cell>
          <table:table-cell table:formula="of:=MID([.C162];1;10)" office:value-type="string" office:string-value="2022-07-29" calcext:value-type="string">
            <text:p>2022-07-29</text:p>
          </table:table-cell>
          <table:table-cell table:formula="of:=MID([.C162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29T21:00:00Z</text:p>
          </table:table-cell>
          <table:table-cell table:style-name="ce2" table:formula="of:=MID([.F162];1;10)" office:value-type="string" office:string-value="2022-07-29" calcext:value-type="string">
            <text:p>2022-07-29</text:p>
          </table:table-cell>
          <table:table-cell table:style-name="ce3" table:formula="of:=MID([.F162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nowhere-special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Maikäfer Flieg</text:p>
          </table:table-cell>
          <table:table-cell office:value-type="string" calcext:value-type="string">
            <text:p>2022-07-30T19:00:00Z</text:p>
          </table:table-cell>
          <table:table-cell table:formula="of:=MID([.C163];1;10)" office:value-type="string" office:string-value="2022-07-30" calcext:value-type="string">
            <text:p>2022-07-30</text:p>
          </table:table-cell>
          <table:table-cell table:formula="of:=MID([.C163];12;8) + TIME(2;0;0)" office:value-type="time" office:time-value="PT21H00M00S" calcext:value-type="time">
            <text:p>21:00:00</text:p>
          </table:table-cell>
          <table:table-cell office:value-type="string" calcext:value-type="string">
            <text:p>2022-07-30T21:00:00Z</text:p>
          </table:table-cell>
          <table:table-cell table:style-name="ce2" table:formula="of:=MID([.F163];1;10)" office:value-type="string" office:string-value="2022-07-30" calcext:value-type="string">
            <text:p>2022-07-30</text:p>
          </table:table-cell>
          <table:table-cell table:style-name="ce3" table:formula="of:=MID([.F163];12;8) + TIME(2;0;0)" office:value-type="time" office:time-value="PT23H00M00S" calcext:value-type="time">
            <text:p>23:00:00</text:p>
          </table:table-cell>
          <table:table-cell office:value-type="string" calcext:value-type="string">
            <text:p>https://www.volxkino.at/event-details/maikafer-flieg</text:p>
          </table:table-cell>
          <table:table-cell office:value-type="string" calcext:value-type="string">
            <text:p>Dornerplatz, 11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ar Future Children</text:p>
          </table:table-cell>
          <table:table-cell office:value-type="string" calcext:value-type="string">
            <text:p>2022-08-04T18:30:00Z</text:p>
          </table:table-cell>
          <table:table-cell table:formula="of:=MID([.C164];1;10)" office:value-type="string" office:string-value="2022-08-04" calcext:value-type="string">
            <text:p>2022-08-04</text:p>
          </table:table-cell>
          <table:table-cell table:formula="of:=MID([.C164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04T20:30:00Z</text:p>
          </table:table-cell>
          <table:table-cell table:style-name="ce2" table:formula="of:=MID([.F164];1;10)" office:value-type="string" office:string-value="2022-08-04" calcext:value-type="string">
            <text:p>2022-08-04</text:p>
          </table:table-cell>
          <table:table-cell table:style-name="ce3" table:formula="of:=MID([.F16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dear-future-children</text:p>
          </table:table-cell>
          <table:table-cell office:value-type="string" calcext:value-type="string">
            <text:p>Uni Campus / Altes AKH\\nHof 1, 10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imini</text:p>
          </table:table-cell>
          <table:table-cell office:value-type="string" calcext:value-type="string">
            <text:p>2022-08-10T18:30:00Z</text:p>
          </table:table-cell>
          <table:table-cell table:formula="of:=MID([.C165];1;10)" office:value-type="string" office:string-value="2022-08-10" calcext:value-type="string">
            <text:p>2022-08-10</text:p>
          </table:table-cell>
          <table:table-cell table:formula="of:=MID([.C165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0T20:30:00Z</text:p>
          </table:table-cell>
          <table:table-cell table:style-name="ce2" table:formula="of:=MID([.F165];1;10)" office:value-type="string" office:string-value="2022-08-10" calcext:value-type="string">
            <text:p>2022-08-10</text:p>
          </table:table-cell>
          <table:table-cell table:style-name="ce3" table:formula="of:=MID([.F165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rimini</text:p>
          </table:table-cell>
          <table:table-cell office:value-type="string" calcext:value-type="string">
            <text:p>Burjanplatz, 11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abiye Kurnaz Gegen George W. Bush</text:p>
          </table:table-cell>
          <table:table-cell office:value-type="string" calcext:value-type="string">
            <text:p>2022-08-16T18:30:00Z</text:p>
          </table:table-cell>
          <table:table-cell table:formula="of:=MID([.C166];1;10)" office:value-type="string" office:string-value="2022-08-16" calcext:value-type="string">
            <text:p>2022-08-16</text:p>
          </table:table-cell>
          <table:table-cell table:formula="of:=MID([.C166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6T20:30:00Z</text:p>
          </table:table-cell>
          <table:table-cell table:style-name="ce2" table:formula="of:=MID([.F166];1;10)" office:value-type="string" office:string-value="2022-08-16" calcext:value-type="string">
            <text:p>2022-08-16</text:p>
          </table:table-cell>
          <table:table-cell table:style-name="ce3" table:formula="of:=MID([.F166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rabiye-kurnaz-gegen-george-w-bush</text:p>
          </table:table-cell>
          <table:table-cell office:value-type="string" calcext:value-type="string">
            <text:p>Columbusplatz,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Card Counter</text:p>
          </table:table-cell>
          <table:table-cell office:value-type="string" calcext:value-type="string">
            <text:p>2022-08-17T18:30:00Z</text:p>
          </table:table-cell>
          <table:table-cell table:formula="of:=MID([.C167];1;10)" office:value-type="string" office:string-value="2022-08-17" calcext:value-type="string">
            <text:p>2022-08-17</text:p>
          </table:table-cell>
          <table:table-cell table:formula="of:=MID([.C167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7T20:30:00Z</text:p>
          </table:table-cell>
          <table:table-cell table:style-name="ce2" table:formula="of:=MID([.F167];1;10)" office:value-type="string" office:string-value="2022-08-17" calcext:value-type="string">
            <text:p>2022-08-17</text:p>
          </table:table-cell>
          <table:table-cell table:style-name="ce3" table:formula="of:=MID([.F167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the-card-counter</text:p>
          </table:table-cell>
          <table:table-cell office:value-type="string" calcext:value-type="string">
            <text:p>Columbusplatz,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Fuchs Im Bau</text:p>
          </table:table-cell>
          <table:table-cell office:value-type="string" calcext:value-type="string">
            <text:p>2022-08-19T18:30:00Z</text:p>
          </table:table-cell>
          <table:table-cell table:formula="of:=MID([.C168];1;10)" office:value-type="string" office:string-value="2022-08-19" calcext:value-type="string">
            <text:p>2022-08-19</text:p>
          </table:table-cell>
          <table:table-cell table:formula="of:=MID([.C168];12;8) + TIME(2;0;0)" office:value-type="time" office:time-value="PT20H30M00S" calcext:value-type="time">
            <text:p>20:30:00</text:p>
          </table:table-cell>
          <table:table-cell office:value-type="string" calcext:value-type="string">
            <text:p>2022-08-19T20:30:00Z</text:p>
          </table:table-cell>
          <table:table-cell table:style-name="ce2" table:formula="of:=MID([.F168];1;10)" office:value-type="string" office:string-value="2022-08-19" calcext:value-type="string">
            <text:p>2022-08-19</text:p>
          </table:table-cell>
          <table:table-cell table:style-name="ce3" table:formula="of:=MID([.F168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fuchs-im-bau</text:p>
          </table:table-cell>
          <table:table-cell office:value-type="string" calcext:value-type="string">
            <text:p>Ocwirkgasse 13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ekas</text:p>
          </table:table-cell>
          <table:table-cell office:value-type="string" calcext:value-type="string">
            <text:p>2022-08-24T18:00:00Z</text:p>
          </table:table-cell>
          <table:table-cell table:formula="of:=MID([.C169];1;10)" office:value-type="string" office:string-value="2022-08-24" calcext:value-type="string">
            <text:p>2022-08-24</text:p>
          </table:table-cell>
          <table:table-cell table:formula="of:=MID([.C169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4T20:00:00Z</text:p>
          </table:table-cell>
          <table:table-cell table:style-name="ce2" table:formula="of:=MID([.F169];1;10)" office:value-type="string" office:string-value="2022-08-24" calcext:value-type="string">
            <text:p>2022-08-24</text:p>
          </table:table-cell>
          <table:table-cell table:style-name="ce3" table:formula="of:=MID([.F169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bekas</text:p>
          </table:table-cell>
          <table:table-cell office:value-type="string" calcext:value-type="string">
            <text:p>Baumgartner-Casinopark\\n11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he French Dispatch</text:p>
          </table:table-cell>
          <table:table-cell office:value-type="string" calcext:value-type="string">
            <text:p>2022-08-25T18:00:00Z</text:p>
          </table:table-cell>
          <table:table-cell table:formula="of:=MID([.C170];1;10)" office:value-type="string" office:string-value="2022-08-25" calcext:value-type="string">
            <text:p>2022-08-25</text:p>
          </table:table-cell>
          <table:table-cell table:formula="of:=MID([.C170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5T20:00:00Z</text:p>
          </table:table-cell>
          <table:table-cell table:style-name="ce2" table:formula="of:=MID([.F170];1;10)" office:value-type="string" office:string-value="2022-08-25" calcext:value-type="string">
            <text:p>2022-08-25</text:p>
          </table:table-cell>
          <table:table-cell table:style-name="ce3" table:formula="of:=MID([.F170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the-french-dispatch</text:p>
          </table:table-cell>
          <table:table-cell office:value-type="string" calcext:value-type="string">
            <text:p>Paltaufgasse 16, 11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lles Steht Kopf</text:p>
          </table:table-cell>
          <table:table-cell office:value-type="string" calcext:value-type="string">
            <text:p>2022-08-26T18:00:00Z</text:p>
          </table:table-cell>
          <table:table-cell table:formula="of:=MID([.C171];1;10)" office:value-type="string" office:string-value="2022-08-26" calcext:value-type="string">
            <text:p>2022-08-26</text:p>
          </table:table-cell>
          <table:table-cell table:formula="of:=MID([.C171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6T20:00:00Z</text:p>
          </table:table-cell>
          <table:table-cell table:style-name="ce2" table:formula="of:=MID([.F171];1;10)" office:value-type="string" office:string-value="2022-08-26" calcext:value-type="string">
            <text:p>2022-08-26</text:p>
          </table:table-cell>
          <table:table-cell table:style-name="ce3" table:formula="of:=MID([.F171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alles-steht-kopf</text:p>
          </table:table-cell>
          <table:table-cell office:value-type="string" calcext:value-type="string">
            <text:p>Max-Winter-Platz, 1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Kings Of Hollywood</text:p>
          </table:table-cell>
          <table:table-cell office:value-type="string" calcext:value-type="string">
            <text:p>2022-08-27T18:00:00Z</text:p>
          </table:table-cell>
          <table:table-cell table:formula="of:=MID([.C172];1;10)" office:value-type="string" office:string-value="2022-08-27" calcext:value-type="string">
            <text:p>2022-08-27</text:p>
          </table:table-cell>
          <table:table-cell table:formula="of:=MID([.C172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7T20:00:00Z</text:p>
          </table:table-cell>
          <table:table-cell table:style-name="ce2" table:formula="of:=MID([.F172];1;10)" office:value-type="string" office:string-value="2022-08-27" calcext:value-type="string">
            <text:p>2022-08-27</text:p>
          </table:table-cell>
          <table:table-cell table:style-name="ce3" table:formula="of:=MID([.F172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kings-of-hollywood</text:p>
          </table:table-cell>
          <table:table-cell office:value-type="string" calcext:value-type="string">
            <text:p>Floridsdorfer Markt\\n(Schlingermarkt)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Arizona Junior</text:p>
          </table:table-cell>
          <table:table-cell office:value-type="string" calcext:value-type="string">
            <text:p>2022-08-27T18:00:00Z</text:p>
          </table:table-cell>
          <table:table-cell table:formula="of:=MID([.C173];1;10)" office:value-type="string" office:string-value="2022-08-27" calcext:value-type="string">
            <text:p>2022-08-27</text:p>
          </table:table-cell>
          <table:table-cell table:formula="of:=MID([.C173];12;8) + TIME(2;0;0)" office:value-type="time" office:time-value="PT20H00M00S" calcext:value-type="time">
            <text:p>20:00:00</text:p>
          </table:table-cell>
          <table:table-cell office:value-type="string" calcext:value-type="string">
            <text:p>2022-08-27T20:00:00Z</text:p>
          </table:table-cell>
          <table:table-cell table:style-name="ce2" table:formula="of:=MID([.F173];1;10)" office:value-type="string" office:string-value="2022-08-27" calcext:value-type="string">
            <text:p>2022-08-27</text:p>
          </table:table-cell>
          <table:table-cell table:style-name="ce3" table:formula="of:=MID([.F173];12;8) + TIME(2;0;0)" office:value-type="time" office:time-value="PT22H00M00S" calcext:value-type="time">
            <text:p>22:00:00</text:p>
          </table:table-cell>
          <table:table-cell office:value-type="string" calcext:value-type="string">
            <text:p>https://www.volxkino.at/event-details/arizona-junior</text:p>
          </table:table-cell>
          <table:table-cell office:value-type="string" calcext:value-type="string">
            <text:p>Mühlbergstraße 5,\\nParkanlage - Auhof, 1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Titane</text:p>
          </table:table-cell>
          <table:table-cell office:value-type="string" calcext:value-type="string">
            <text:p>2022-08-27T19:30:00Z</text:p>
          </table:table-cell>
          <table:table-cell table:formula="of:=MID([.C174];1;10)" office:value-type="string" office:string-value="2022-08-27" calcext:value-type="string">
            <text:p>2022-08-27</text:p>
          </table:table-cell>
          <table:table-cell table:formula="of:=MID([.C17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2022-08-27T20:30:00Z</text:p>
          </table:table-cell>
          <table:table-cell table:style-name="ce2" table:formula="of:=MID([.F174];1;10)" office:value-type="string" office:string-value="2022-08-27" calcext:value-type="string">
            <text:p>2022-08-27</text:p>
          </table:table-cell>
          <table:table-cell table:style-name="ce3" table:formula="of:=MID([.F174];12;8) + TIME(2;0;0)" office:value-type="time" office:time-value="PT22H30M00S" calcext:value-type="time">
            <text:p>22:30:00</text:p>
          </table:table-cell>
          <table:table-cell office:value-type="string" calcext:value-type="string">
            <text:p>https://www.volxkino.at/event-details/titane</text:p>
          </table:table-cell>
          <table:table-cell office:value-type="string" calcext:value-type="string">
            <text:p>Lerchenfelder Gürtel 22, 1080 Wien, Austri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Der Blaue Tiger</text:p>
          </table:table-cell>
          <table:table-cell office:value-type="string" calcext:value-type="string">
            <text:p>2022-09-02T17:30:00Z</text:p>
          </table:table-cell>
          <table:table-cell table:formula="of:=MID([.C175];1;10)" office:value-type="string" office:string-value="2022-09-02" calcext:value-type="string">
            <text:p>2022-09-02</text:p>
          </table:table-cell>
          <table:table-cell table:formula="of:=MID([.C17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2T19:30:00Z</text:p>
          </table:table-cell>
          <table:table-cell table:style-name="ce2" table:formula="of:=MID([.F175];1;10)" office:value-type="string" office:string-value="2022-09-02" calcext:value-type="string">
            <text:p>2022-09-02</text:p>
          </table:table-cell>
          <table:table-cell table:style-name="ce3" table:formula="of:=MID([.F17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der-blaue-tiger</text:p>
          </table:table-cell>
          <table:table-cell office:value-type="string" calcext:value-type="string">
            <text:p>Matznerpark, 11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otzbub</text:p>
          </table:table-cell>
          <table:table-cell office:value-type="string" calcext:value-type="string">
            <text:p>2022-09-02T17:30:00Z</text:p>
          </table:table-cell>
          <table:table-cell table:formula="of:=MID([.C176];1;10)" office:value-type="string" office:string-value="2022-09-02" calcext:value-type="string">
            <text:p>2022-09-02</text:p>
          </table:table-cell>
          <table:table-cell table:formula="of:=MID([.C176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2T19:30:00Z</text:p>
          </table:table-cell>
          <table:table-cell table:style-name="ce2" table:formula="of:=MID([.F176];1;10)" office:value-type="string" office:string-value="2022-09-02" calcext:value-type="string">
            <text:p>2022-09-02</text:p>
          </table:table-cell>
          <table:table-cell table:style-name="ce3" table:formula="of:=MID([.F176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rotzbub</text:p>
          </table:table-cell>
          <table:table-cell office:value-type="string" calcext:value-type="string">
            <text:p>Marco-Polo-Platz, 12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Grosse Freiheit</text:p>
          </table:table-cell>
          <table:table-cell office:value-type="string" calcext:value-type="string">
            <text:p>2022-09-03T17:30:00Z</text:p>
          </table:table-cell>
          <table:table-cell table:formula="of:=MID([.C177];1;10)" office:value-type="string" office:string-value="2022-09-03" calcext:value-type="string">
            <text:p>2022-09-03</text:p>
          </table:table-cell>
          <table:table-cell table:formula="of:=MID([.C177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3T19:30:00Z</text:p>
          </table:table-cell>
          <table:table-cell table:style-name="ce2" table:formula="of:=MID([.F177];1;10)" office:value-type="string" office:string-value="2022-09-03" calcext:value-type="string">
            <text:p>2022-09-03</text:p>
          </table:table-cell>
          <table:table-cell table:style-name="ce3" table:formula="of:=MID([.F177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grosse-freiheit</text:p>
          </table:table-cell>
          <table:table-cell office:value-type="string" calcext:value-type="string">
            <text:p>Schweizergarten, 10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Wer Früher Stirbt, Ist Länger Tot</text:p>
          </table:table-cell>
          <table:table-cell office:value-type="string" calcext:value-type="string">
            <text:p>2022-09-03T17:30:00Z</text:p>
          </table:table-cell>
          <table:table-cell table:formula="of:=MID([.C178];1;10)" office:value-type="string" office:string-value="2022-09-03" calcext:value-type="string">
            <text:p>2022-09-03</text:p>
          </table:table-cell>
          <table:table-cell table:formula="of:=MID([.C178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3T19:30:00Z</text:p>
          </table:table-cell>
          <table:table-cell table:style-name="ce2" table:formula="of:=MID([.F178];1;10)" office:value-type="string" office:string-value="2022-09-03" calcext:value-type="string">
            <text:p>2022-09-03</text:p>
          </table:table-cell>
          <table:table-cell table:style-name="ce3" table:formula="of:=MID([.F178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wer-fruher-stirbt-ist-langer-tot</text:p>
          </table:table-cell>
          <table:table-cell office:value-type="string" calcext:value-type="string">
            <text:p>Pirquetgasse 7 -Actin Park\\n12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Come On, Come On</text:p>
          </table:table-cell>
          <table:table-cell office:value-type="string" calcext:value-type="string">
            <text:p>2022-09-05T17:30:00Z</text:p>
          </table:table-cell>
          <table:table-cell table:formula="of:=MID([.C179];1;10)" office:value-type="string" office:string-value="2022-09-05" calcext:value-type="string">
            <text:p>2022-09-05</text:p>
          </table:table-cell>
          <table:table-cell table:formula="of:=MID([.C179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5T19:30:00Z</text:p>
          </table:table-cell>
          <table:table-cell table:style-name="ce2" table:formula="of:=MID([.F179];1;10)" office:value-type="string" office:string-value="2022-09-05" calcext:value-type="string">
            <text:p>2022-09-05</text:p>
          </table:table-cell>
          <table:table-cell table:style-name="ce3" table:formula="of:=MID([.F179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come-on-come-on</text:p>
          </table:table-cell>
          <table:table-cell office:value-type="string" calcext:value-type="string">
            <text:p>Rudolf-Bednar-Park, 10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Ich Bin Dein Mensch</text:p>
          </table:table-cell>
          <table:table-cell office:value-type="string" calcext:value-type="string">
            <text:p>2022-09-08T17:30:00Z</text:p>
          </table:table-cell>
          <table:table-cell table:formula="of:=MID([.C180];1;10)" office:value-type="string" office:string-value="2022-09-08" calcext:value-type="string">
            <text:p>2022-09-08</text:p>
          </table:table-cell>
          <table:table-cell table:formula="of:=MID([.C180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8T19:30:00Z</text:p>
          </table:table-cell>
          <table:table-cell table:style-name="ce2" table:formula="of:=MID([.F180];1;10)" office:value-type="string" office:string-value="2022-09-08" calcext:value-type="string">
            <text:p>2022-09-08</text:p>
          </table:table-cell>
          <table:table-cell table:style-name="ce3" table:formula="of:=MID([.F180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ich-bin-dein-mensch</text:p>
          </table:table-cell>
          <table:table-cell office:value-type="string" calcext:value-type="string">
            <text:p>Speisinger Straße 256\\nVHS Mauer, 12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Nomadland</text:p>
          </table:table-cell>
          <table:table-cell office:value-type="string" calcext:value-type="string">
            <text:p>2022-09-09T17:30:00Z</text:p>
          </table:table-cell>
          <table:table-cell table:formula="of:=MID([.C181];1;10)" office:value-type="string" office:string-value="2022-09-09" calcext:value-type="string">
            <text:p>2022-09-09</text:p>
          </table:table-cell>
          <table:table-cell table:formula="of:=MID([.C181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9T19:30:00Z</text:p>
          </table:table-cell>
          <table:table-cell table:style-name="ce2" table:formula="of:=MID([.F181];1;10)" office:value-type="string" office:string-value="2022-09-09" calcext:value-type="string">
            <text:p>2022-09-09</text:p>
          </table:table-cell>
          <table:table-cell table:style-name="ce3" table:formula="of:=MID([.F181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nomadland</text:p>
          </table:table-cell>
          <table:table-cell office:value-type="string" calcext:value-type="string">
            <text:p>Rotenberggasse/\\nVeitingergasse, 11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Britt Marie War Hier</text:p>
          </table:table-cell>
          <table:table-cell office:value-type="string" calcext:value-type="string">
            <text:p>2022-09-09T17:30:00Z</text:p>
          </table:table-cell>
          <table:table-cell table:formula="of:=MID([.C182];1;10)" office:value-type="string" office:string-value="2022-09-09" calcext:value-type="string">
            <text:p>2022-09-09</text:p>
          </table:table-cell>
          <table:table-cell table:formula="of:=MID([.C182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09T19:30:00Z</text:p>
          </table:table-cell>
          <table:table-cell table:style-name="ce2" table:formula="of:=MID([.F182];1;10)" office:value-type="string" office:string-value="2022-09-09" calcext:value-type="string">
            <text:p>2022-09-09</text:p>
          </table:table-cell>
          <table:table-cell table:style-name="ce3" table:formula="of:=MID([.F182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britt-marie-war-hier</text:p>
          </table:table-cell>
          <table:table-cell office:value-type="string" calcext:value-type="string">
            <text:p>Am Schöpfwerk 27\\nHüglpark, 1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Soldat Ahmet</text:p>
          </table:table-cell>
          <table:table-cell office:value-type="string" calcext:value-type="string">
            <text:p>2022-09-10T17:30:00Z</text:p>
          </table:table-cell>
          <table:table-cell table:formula="of:=MID([.C183];1;10)" office:value-type="string" office:string-value="2022-09-10" calcext:value-type="string">
            <text:p>2022-09-10</text:p>
          </table:table-cell>
          <table:table-cell table:formula="of:=MID([.C183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0T19:30:00Z</text:p>
          </table:table-cell>
          <table:table-cell table:style-name="ce2" table:formula="of:=MID([.F183];1;10)" office:value-type="string" office:string-value="2022-09-10" calcext:value-type="string">
            <text:p>2022-09-10</text:p>
          </table:table-cell>
          <table:table-cell table:style-name="ce3" table:formula="of:=MID([.F183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soldat-ahmet</text:p>
          </table:table-cell>
          <table:table-cell office:value-type="string" calcext:value-type="string">
            <text:p>Alois-Drasche-Park, 10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Lionhearted</text:p>
          </table:table-cell>
          <table:table-cell office:value-type="string" calcext:value-type="string">
            <text:p>2022-09-10T17:30:00Z</text:p>
          </table:table-cell>
          <table:table-cell table:formula="of:=MID([.C184];1;10)" office:value-type="string" office:string-value="2022-09-10" calcext:value-type="string">
            <text:p>2022-09-10</text:p>
          </table:table-cell>
          <table:table-cell table:formula="of:=MID([.C184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0T19:30:00Z</text:p>
          </table:table-cell>
          <table:table-cell table:style-name="ce2" table:formula="of:=MID([.F184];1;10)" office:value-type="string" office:string-value="2022-09-10" calcext:value-type="string">
            <text:p>2022-09-10</text:p>
          </table:table-cell>
          <table:table-cell table:style-name="ce3" table:formula="of:=MID([.F184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lionhearted-aus-der-deckung</text:p>
          </table:table-cell>
          <table:table-cell office:value-type="string" calcext:value-type="string">
            <text:p>Arthaberpark, 11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lxkino</text:p>
          </table:table-cell>
          <table:table-cell office:value-type="string" calcext:value-type="string">
            <text:p>Riders of Justice</text:p>
          </table:table-cell>
          <table:table-cell office:value-type="string" calcext:value-type="string">
            <text:p>2022-09-15T17:30:00Z</text:p>
          </table:table-cell>
          <table:table-cell table:formula="of:=MID([.C185];1;10)" office:value-type="string" office:string-value="2022-09-15" calcext:value-type="string">
            <text:p>2022-09-15</text:p>
          </table:table-cell>
          <table:table-cell table:formula="of:=MID([.C185];12;8) + TIME(2;0;0)" office:value-type="time" office:time-value="PT19H30M00S" calcext:value-type="time">
            <text:p>19:30:00</text:p>
          </table:table-cell>
          <table:table-cell office:value-type="string" calcext:value-type="string">
            <text:p>2022-09-15T19:30:00Z</text:p>
          </table:table-cell>
          <table:table-cell table:style-name="ce2" table:formula="of:=MID([.F185];1;10)" office:value-type="string" office:string-value="2022-09-15" calcext:value-type="string">
            <text:p>2022-09-15</text:p>
          </table:table-cell>
          <table:table-cell table:style-name="ce3" table:formula="of:=MID([.F185];12;8) + TIME(2;0;0)" office:value-type="time" office:time-value="PT21H30M00S" calcext:value-type="time">
            <text:p>21:30:00</text:p>
          </table:table-cell>
          <table:table-cell office:value-type="string" calcext:value-type="string">
            <text:p>https://www.volxkino.at/event-details/riders-of-justice-helden-der-wahrscheinlichkeit</text:p>
          </table:table-cell>
          <table:table-cell office:value-type="string" calcext:value-type="string">
            <text:p>Wallensteinplatz, 1200</text:p>
          </table:table-cell>
          <table:table-cell table:number-columns-repeated="1014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lxkino.A1:volxkino.AMJ1048576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5T18:37:49.493615687</dc:date>
    <meta:editing-duration>PT14M41S</meta:editing-duration>
    <meta:editing-cycles>2</meta:editing-cycles>
    <meta:generator>LibreOffice/7.2.7.2$Linux_X86_64 LibreOffice_project/20$Build-2</meta:generator>
    <meta:document-statistic meta:table-count="1" meta:cell-count="1850" meta:object-count="0"/>
  </office:meta>
</office:document-meta>
</file>